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"/>
  <manifest:file-entry manifest:full-path="ObjectReplacements/Object 29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819a52" officeooo:paragraph-rsid="09819a5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bc43bb" officeooo:paragraph-rsid="09bc4a30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9c1a045" officeooo:paragraph-rsid="09c1a04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c786d7" officeooo:paragraph-rsid="09c9e3d9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2853552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86" style:family="paragraph" style:parent-style-name="Text_20_body">
      <style:text-properties style:font-name="Times New Roman" fo:font-size="12pt" style:font-size-asian="10.5pt" style:font-size-complex="12pt"/>
    </style:style>
    <style:style style:name="P187" style:family="paragraph" style:parent-style-name="Text_20_body">
      <style:text-properties style:font-name="Times New Roman" fo:font-size="10pt" style:font-size-asian="10pt" style:font-size-complex="10pt"/>
    </style:style>
    <style:style style:name="P188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89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190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1" style:family="paragraph" style:parent-style-name="Text_20_body">
      <style:text-properties style:font-name="Times New Roman" fo:font-size="10pt" style:font-size-asian="8.75pt" style:font-size-complex="10pt"/>
    </style:style>
    <style:style style:name="P192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3" style:family="paragraph" style:parent-style-name="Text_20_body">
      <style:paragraph-properties fo:text-align="center" style:justify-single-word="false"/>
    </style:style>
    <style:style style:name="P194" style:family="paragraph" style:parent-style-name="Text_20_body">
      <style:text-properties officeooo:rsid="093c97f8" officeooo:paragraph-rsid="093c97f8"/>
    </style:style>
    <style:style style:name="P195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196" style:family="paragraph" style:parent-style-name="Text_20_body">
      <style:text-properties officeooo:paragraph-rsid="093c97f8"/>
    </style:style>
    <style:style style:name="P197" style:family="paragraph" style:parent-style-name="Text_20_body">
      <style:text-properties officeooo:rsid="09439830" officeooo:paragraph-rsid="0943cb6b"/>
    </style:style>
    <style:style style:name="P198" style:family="paragraph" style:parent-style-name="Text_20_body">
      <style:paragraph-properties fo:text-align="center" style:justify-single-word="false"/>
      <style:text-properties officeooo:rsid="09439830" officeooo:paragraph-rsid="0943cb6b"/>
    </style:style>
    <style:style style:name="P199" style:family="paragraph" style:parent-style-name="Text_20_body">
      <style:text-properties officeooo:rsid="09473db9" officeooo:paragraph-rsid="09473db9"/>
    </style:style>
    <style:style style:name="P200" style:family="paragraph" style:parent-style-name="Text_20_body">
      <style:text-properties officeooo:paragraph-rsid="09613d8f"/>
    </style:style>
    <style:style style:name="P201" style:family="paragraph" style:parent-style-name="Text_20_body">
      <style:text-properties officeooo:rsid="09941263" officeooo:paragraph-rsid="09941263"/>
    </style:style>
    <style:style style:name="P202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03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04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20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20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Heading_20_1">
      <style:text-properties style:font-name="Times New Roman" fo:font-size="16pt" style:font-size-asian="16pt" style:font-size-complex="16pt"/>
    </style:style>
    <style:style style:name="P208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20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21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21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21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1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14" style:family="paragraph" style:parent-style-name="Heading_20_2">
      <style:text-properties style:font-name="Times New Roman" fo:font-size="14pt" style:font-size-asian="14pt" style:font-size-complex="14pt"/>
    </style:style>
    <style:style style:name="P215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16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17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218" style:family="paragraph" style:parent-style-name="Text_20_body">
      <style:text-properties officeooo:rsid="09439830" officeooo:paragraph-rsid="0943cb6b"/>
    </style:style>
    <style:style style:name="P2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5b10c" officeooo:paragraph-rsid="09d5b10c" style:font-size-asian="12pt" style:font-weight-asian="normal" style:font-size-complex="12pt" style:font-weight-complex="normal"/>
    </style:style>
    <style:style style:name="P2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f82cb" officeooo:paragraph-rsid="09df82cb" style:font-size-asian="12pt" style:font-weight-asian="normal" style:font-size-complex="12pt" style:font-weight-complex="normal"/>
    </style:style>
    <style:style style:name="P2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2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917ad70" style:font-name-asian="Microsoft YaHei" style:font-name-complex="Arial"/>
    </style:style>
    <style:style style:name="T118" style:family="text">
      <style:text-properties officeooo:rsid="091b77d2" style:font-name-asian="Microsoft YaHei" style:font-name-complex="Arial"/>
    </style:style>
    <style:style style:name="T119" style:family="text">
      <style:text-properties officeooo:rsid="091bcf8f" style:font-name-asian="Microsoft YaHei" style:font-name-complex="Arial"/>
    </style:style>
    <style:style style:name="T120" style:family="text">
      <style:text-properties officeooo:rsid="09315db1" style:font-name-asian="Microsoft YaHei" style:font-name-complex="Arial"/>
    </style:style>
    <style:style style:name="T121" style:family="text">
      <style:text-properties officeooo:rsid="00552b85"/>
    </style:style>
    <style:style style:name="T122" style:family="text">
      <style:text-properties officeooo:rsid="0058dbd6"/>
    </style:style>
    <style:style style:name="T123" style:family="text">
      <style:text-properties officeooo:rsid="0059a63b"/>
    </style:style>
    <style:style style:name="T124" style:family="text">
      <style:text-properties officeooo:rsid="005ce986"/>
    </style:style>
    <style:style style:name="T125" style:family="text">
      <style:text-properties officeooo:rsid="005dcff1"/>
    </style:style>
    <style:style style:name="T126" style:family="text">
      <style:text-properties officeooo:rsid="0067ec74"/>
    </style:style>
    <style:style style:name="T127" style:family="text">
      <style:text-properties officeooo:rsid="00f61deb"/>
    </style:style>
    <style:style style:name="T128" style:family="text">
      <style:text-properties officeooo:rsid="00f6eb52"/>
    </style:style>
    <style:style style:name="T129" style:family="text">
      <style:text-properties officeooo:rsid="00e1cdea"/>
    </style:style>
    <style:style style:name="T130" style:family="text">
      <style:text-properties officeooo:rsid="011f2fa0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40d341"/>
    </style:style>
    <style:style style:name="T142" style:family="text">
      <style:text-properties officeooo:rsid="011a8261"/>
    </style:style>
    <style:style style:name="T143" style:family="text">
      <style:text-properties officeooo:rsid="01f0672c"/>
    </style:style>
    <style:style style:name="T144" style:family="text">
      <style:text-properties officeooo:rsid="020311eb"/>
    </style:style>
    <style:style style:name="T145" style:family="text">
      <style:text-properties officeooo:rsid="0214a2be"/>
    </style:style>
    <style:style style:name="T146" style:family="text">
      <style:text-properties officeooo:rsid="021f8323"/>
    </style:style>
    <style:style style:name="T147" style:family="text">
      <style:text-properties officeooo:rsid="0220a642"/>
    </style:style>
    <style:style style:name="T148" style:family="text">
      <style:text-properties officeooo:rsid="024a90c7"/>
    </style:style>
    <style:style style:name="T149" style:family="text">
      <style:text-properties officeooo:rsid="02680635"/>
    </style:style>
    <style:style style:name="T150" style:family="text">
      <style:text-properties officeooo:rsid="026a6a98"/>
    </style:style>
    <style:style style:name="T151" style:family="text">
      <style:text-properties officeooo:rsid="0270edaa"/>
    </style:style>
    <style:style style:name="T152" style:family="text">
      <style:text-properties style:text-underline-style="none"/>
    </style:style>
    <style:style style:name="T153" style:family="text">
      <style:text-properties style:text-underline-style="none" officeooo:rsid="02814342"/>
    </style:style>
    <style:style style:name="T154" style:family="text">
      <style:text-properties style:text-underline-style="none" officeooo:rsid="02dc4079"/>
    </style:style>
    <style:style style:name="T155" style:family="text">
      <style:text-properties style:text-underline-style="none" officeooo:rsid="0266a03d"/>
    </style:style>
    <style:style style:name="T156" style:family="text">
      <style:text-properties style:text-underline-style="none" fo:font-weight="normal" officeooo:rsid="059bf5e5" style:font-weight-asian="normal" style:font-weight-complex="normal"/>
    </style:style>
    <style:style style:name="T157" style:family="text">
      <style:text-properties style:text-underline-style="none" fo:font-weight="normal" officeooo:rsid="05ae9954" style:font-weight-asian="normal" style:font-weight-complex="normal"/>
    </style:style>
    <style:style style:name="T158" style:family="text">
      <style:text-properties style:text-underline-style="none" fo:font-weight="normal" officeooo:rsid="05b3355d" style:font-weight-asian="normal" style:font-weight-complex="normal"/>
    </style:style>
    <style:style style:name="T159" style:family="text">
      <style:text-properties style:text-underline-style="none" fo:font-weight="normal" officeooo:rsid="05db2234" style:font-weight-asian="normal" style:font-weight-complex="normal"/>
    </style:style>
    <style:style style:name="T160" style:family="text">
      <style:text-properties style:text-underline-style="none" fo:font-weight="normal" officeooo:rsid="05b563ac" style:font-weight-asian="normal" style:font-weight-complex="normal"/>
    </style:style>
    <style:style style:name="T161" style:family="text">
      <style:text-properties style:text-underline-style="none" fo:font-weight="normal" officeooo:rsid="06165984" style:font-weight-asian="normal" style:font-weight-complex="normal"/>
    </style:style>
    <style:style style:name="T162" style:family="text">
      <style:text-properties style:text-underline-style="none" fo:font-weight="normal" officeooo:rsid="0617faa7" style:font-weight-asian="normal" style:font-weight-complex="normal"/>
    </style:style>
    <style:style style:name="T163" style:family="text">
      <style:text-properties style:text-underline-style="none" fo:font-weight="normal" officeooo:rsid="0618c2d6" style:font-weight-asian="normal" style:font-weight-complex="normal"/>
    </style:style>
    <style:style style:name="T164" style:family="text">
      <style:text-properties style:text-underline-style="none" fo:font-weight="normal" officeooo:rsid="05b94bf3" style:font-weight-asian="normal" style:font-weight-complex="normal"/>
    </style:style>
    <style:style style:name="T165" style:family="text">
      <style:text-properties style:text-underline-style="none" fo:font-weight="normal" officeooo:rsid="05ea3b93" style:font-weight-asian="normal" style:font-weight-complex="normal"/>
    </style:style>
    <style:style style:name="T166" style:family="text">
      <style:text-properties style:text-underline-style="none" fo:font-weight="normal" officeooo:rsid="05ba7292" style:font-weight-asian="normal" style:font-weight-complex="normal"/>
    </style:style>
    <style:style style:name="T167" style:family="text">
      <style:text-properties style:text-underline-style="none" fo:font-weight="normal" officeooo:rsid="05bf907a" style:font-weight-asian="normal" style:font-weight-complex="normal"/>
    </style:style>
    <style:style style:name="T168" style:family="text">
      <style:text-properties style:text-underline-style="none" fo:font-weight="normal" officeooo:rsid="05e90a92" style:font-weight-asian="normal" style:font-weight-complex="normal"/>
    </style:style>
    <style:style style:name="T169" style:family="text">
      <style:text-properties style:text-underline-style="none" fo:font-weight="normal" officeooo:rsid="062109a6" style:font-weight-asian="normal" style:font-weight-complex="normal"/>
    </style:style>
    <style:style style:name="T170" style:family="text">
      <style:text-properties style:text-underline-style="none" fo:font-weight="normal" officeooo:rsid="06218429" style:font-weight-asian="normal" style:font-weight-complex="normal"/>
    </style:style>
    <style:style style:name="T171" style:family="text">
      <style:text-properties style:text-underline-style="none" fo:font-weight="normal" officeooo:rsid="06275f7c" style:font-weight-asian="normal" style:font-weight-complex="normal"/>
    </style:style>
    <style:style style:name="T172" style:family="text">
      <style:text-properties style:text-underline-style="none" fo:font-weight="normal" officeooo:rsid="0629f681" style:font-weight-asian="normal" style:font-weight-complex="normal"/>
    </style:style>
    <style:style style:name="T173" style:family="text">
      <style:text-properties style:text-underline-style="none" fo:font-weight="normal" officeooo:rsid="062bcd38" style:font-weight-asian="normal" style:font-weight-complex="normal"/>
    </style:style>
    <style:style style:name="T174" style:family="text">
      <style:text-properties style:text-underline-style="none" fo:font-weight="normal" officeooo:rsid="062df195" style:font-weight-asian="normal" style:font-weight-complex="normal"/>
    </style:style>
    <style:style style:name="T175" style:family="text">
      <style:text-properties style:text-underline-style="none" fo:font-weight="normal" officeooo:rsid="055630a0" style:font-weight-asian="normal" style:font-weight-complex="normal"/>
    </style:style>
    <style:style style:name="T176" style:family="text">
      <style:text-properties style:text-underline-style="none" fo:font-weight="normal" officeooo:rsid="0630bde1" style:font-weight-asian="normal" style:font-weight-complex="normal"/>
    </style:style>
    <style:style style:name="T177" style:family="text">
      <style:text-properties style:text-underline-style="none" fo:font-weight="normal" officeooo:rsid="0630e6d2" style:font-weight-asian="normal" style:font-weight-complex="normal"/>
    </style:style>
    <style:style style:name="T178" style:family="text">
      <style:text-properties style:text-underline-style="none" fo:font-weight="normal" officeooo:rsid="0632634d" style:font-weight-asian="normal" style:font-weight-complex="normal"/>
    </style:style>
    <style:style style:name="T179" style:family="text">
      <style:text-properties style:text-underline-style="none" fo:font-weight="normal" officeooo:rsid="06340aab" style:font-weight-asian="normal" style:font-weight-complex="normal"/>
    </style:style>
    <style:style style:name="T180" style:family="text">
      <style:text-properties style:text-underline-style="none" fo:font-weight="normal" officeooo:rsid="0635ef67" style:font-weight-asian="normal" style:font-weight-complex="normal"/>
    </style:style>
    <style:style style:name="T181" style:family="text">
      <style:text-properties style:text-underline-style="none" fo:font-weight="normal" officeooo:rsid="06367ce3" style:font-weight-asian="normal" style:font-weight-complex="normal"/>
    </style:style>
    <style:style style:name="T182" style:family="text">
      <style:text-properties style:text-underline-style="none" fo:font-weight="normal" officeooo:rsid="065ec487" style:font-weight-asian="normal" style:font-weight-complex="normal"/>
    </style:style>
    <style:style style:name="T183" style:family="text">
      <style:text-properties style:text-underline-style="none" fo:font-weight="normal" officeooo:rsid="0660774a" style:font-weight-asian="normal" style:font-weight-complex="normal"/>
    </style:style>
    <style:style style:name="T184" style:family="text">
      <style:text-properties style:text-underline-style="none" fo:font-weight="normal" officeooo:rsid="084af9b9" style:font-weight-asian="normal" style:font-weight-complex="normal"/>
    </style:style>
    <style:style style:name="T185" style:family="text">
      <style:text-properties style:text-underline-style="none" fo:font-weight="normal" officeooo:rsid="086d43ea" style:font-weight-asian="normal" style:font-weight-complex="normal"/>
    </style:style>
    <style:style style:name="T186" style:family="text">
      <style:text-properties style:text-underline-style="none" officeooo:rsid="063f891b"/>
    </style:style>
    <style:style style:name="T187" style:family="text">
      <style:text-properties style:text-underline-style="none" officeooo:rsid="064258da"/>
    </style:style>
    <style:style style:name="T188" style:family="text">
      <style:text-properties style:text-underline-style="none" officeooo:rsid="055630a0"/>
    </style:style>
    <style:style style:name="T189" style:family="text">
      <style:text-properties style:text-underline-style="none" officeooo:rsid="0632634d"/>
    </style:style>
    <style:style style:name="T190" style:family="text">
      <style:text-properties style:text-underline-style="none" officeooo:rsid="0630e6d2"/>
    </style:style>
    <style:style style:name="T191" style:family="text">
      <style:text-properties style:text-underline-style="none" officeooo:rsid="0141adc4"/>
    </style:style>
    <style:style style:name="T192" style:family="text">
      <style:text-properties style:text-underline-style="none" officeooo:rsid="065d2d70"/>
    </style:style>
    <style:style style:name="T193" style:family="text">
      <style:text-properties style:text-underline-style="none" officeooo:rsid="067cb235"/>
    </style:style>
    <style:style style:name="T194" style:family="text">
      <style:text-properties style:text-underline-style="none" officeooo:rsid="0660774a"/>
    </style:style>
    <style:style style:name="T195" style:family="text">
      <style:text-properties style:text-underline-style="none" officeooo:rsid="07d62d77"/>
    </style:style>
    <style:style style:name="T196" style:family="text">
      <style:text-properties style:text-underline-style="none" officeooo:rsid="07d6dbec"/>
    </style:style>
    <style:style style:name="T197" style:family="text">
      <style:text-properties style:text-underline-style="none" officeooo:rsid="07b747f0"/>
    </style:style>
    <style:style style:name="T198" style:family="text">
      <style:text-properties style:text-underline-style="none" officeooo:rsid="08bd8413"/>
    </style:style>
    <style:style style:name="T199" style:family="text">
      <style:text-properties style:text-underline-style="none" officeooo:rsid="014ced5f"/>
    </style:style>
    <style:style style:name="T200" style:family="text">
      <style:text-properties style:text-underline-style="none" officeooo:rsid="092c9089"/>
    </style:style>
    <style:style style:name="T201" style:family="text">
      <style:text-properties style:text-underline-style="none" officeooo:rsid="02888261"/>
    </style:style>
    <style:style style:name="T202" style:family="text">
      <style:text-properties style:text-underline-style="none" officeooo:rsid="0155be70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style:text-underline-style="solid" style:text-underline-width="auto" style:text-underline-color="font-color" officeooo:rsid="06b110d7"/>
    </style:style>
    <style:style style:name="T207" style:family="text">
      <style:text-properties officeooo:rsid="02d072df"/>
    </style:style>
    <style:style style:name="T208" style:family="text">
      <style:text-properties officeooo:rsid="033c50a9"/>
    </style:style>
    <style:style style:name="T209" style:family="text">
      <style:text-properties officeooo:rsid="01536506"/>
    </style:style>
    <style:style style:name="T210" style:family="text">
      <style:text-properties officeooo:rsid="03413198"/>
    </style:style>
    <style:style style:name="T211" style:family="text">
      <style:text-properties officeooo:rsid="0349821d"/>
    </style:style>
    <style:style style:name="T212" style:family="text">
      <style:text-properties officeooo:rsid="036b94d4"/>
    </style:style>
    <style:style style:name="T213" style:family="text">
      <style:text-properties officeooo:rsid="036ce6ed"/>
    </style:style>
    <style:style style:name="T214" style:family="text">
      <style:text-properties officeooo:rsid="03c1c04b"/>
    </style:style>
    <style:style style:name="T215" style:family="text">
      <style:text-properties officeooo:rsid="03e322e9"/>
    </style:style>
    <style:style style:name="T216" style:family="text">
      <style:text-properties officeooo:rsid="03e6885b"/>
    </style:style>
    <style:style style:name="T217" style:family="text">
      <style:text-properties officeooo:rsid="03ebb4ed"/>
    </style:style>
    <style:style style:name="T218" style:family="text">
      <style:text-properties officeooo:rsid="03fd9122"/>
    </style:style>
    <style:style style:name="T219" style:family="text">
      <style:text-properties officeooo:rsid="0404489d"/>
    </style:style>
    <style:style style:name="T220" style:family="text">
      <style:text-properties officeooo:rsid="015f5928"/>
    </style:style>
    <style:style style:name="T221" style:family="text">
      <style:text-properties officeooo:rsid="0018aeb1"/>
    </style:style>
    <style:style style:name="T222" style:family="text">
      <style:text-properties officeooo:rsid="0036f184"/>
    </style:style>
    <style:style style:name="T223" style:family="text">
      <style:text-properties officeooo:rsid="0019e209"/>
    </style:style>
    <style:style style:name="T224" style:family="text">
      <style:text-properties officeooo:rsid="00a93c8c"/>
    </style:style>
    <style:style style:name="T225" style:family="text">
      <style:text-properties officeooo:rsid="042bbd0c"/>
    </style:style>
    <style:style style:name="T226" style:family="text">
      <style:text-properties officeooo:rsid="042d3974"/>
    </style:style>
    <style:style style:name="T227" style:family="text">
      <style:text-properties officeooo:rsid="042e52e6"/>
    </style:style>
    <style:style style:name="T228" style:family="text">
      <style:text-properties officeooo:rsid="043787db"/>
    </style:style>
    <style:style style:name="T229" style:family="text">
      <style:text-properties officeooo:rsid="04461c46"/>
    </style:style>
    <style:style style:name="T230" style:family="text">
      <style:text-properties officeooo:rsid="045d3dcd"/>
    </style:style>
    <style:style style:name="T231" style:family="text">
      <style:text-properties officeooo:rsid="00b5ad1d"/>
    </style:style>
    <style:style style:name="T232" style:family="text">
      <style:text-properties officeooo:rsid="00b71f47"/>
    </style:style>
    <style:style style:name="T233" style:family="text">
      <style:text-properties officeooo:rsid="00af1993"/>
    </style:style>
    <style:style style:name="T234" style:family="text">
      <style:text-properties officeooo:rsid="00b16453"/>
    </style:style>
    <style:style style:name="T235" style:family="text">
      <style:text-properties officeooo:rsid="04643918"/>
    </style:style>
    <style:style style:name="T236" style:family="text">
      <style:text-properties officeooo:rsid="0468fc53"/>
    </style:style>
    <style:style style:name="T237" style:family="text">
      <style:text-properties officeooo:rsid="048a1955"/>
    </style:style>
    <style:style style:name="T238" style:family="text">
      <style:text-properties officeooo:rsid="03ee2f07"/>
    </style:style>
    <style:style style:name="T239" style:family="text">
      <style:text-properties officeooo:rsid="049139d3"/>
    </style:style>
    <style:style style:name="T240" style:family="text">
      <style:text-properties officeooo:rsid="03b5e694"/>
    </style:style>
    <style:style style:name="T241" style:family="text">
      <style:text-properties officeooo:rsid="04d8c0c1"/>
    </style:style>
    <style:style style:name="T242" style:family="text">
      <style:text-properties officeooo:rsid="04e7c586"/>
    </style:style>
    <style:style style:name="T243" style:family="text">
      <style:text-properties officeooo:rsid="0523c093"/>
    </style:style>
    <style:style style:name="T244" style:family="text">
      <style:text-properties officeooo:rsid="0531c85b"/>
    </style:style>
    <style:style style:name="T245" style:family="text">
      <style:text-properties officeooo:rsid="0537a548"/>
    </style:style>
    <style:style style:name="T246" style:family="text">
      <style:text-properties officeooo:rsid="053abf9a"/>
    </style:style>
    <style:style style:name="T247" style:family="text">
      <style:text-properties officeooo:rsid="053bea03"/>
    </style:style>
    <style:style style:name="T248" style:family="text">
      <style:text-properties officeooo:rsid="0540678e"/>
    </style:style>
    <style:style style:name="T249" style:family="text">
      <style:text-properties officeooo:rsid="0540a7ce"/>
    </style:style>
    <style:style style:name="T250" style:family="text">
      <style:text-properties officeooo:rsid="05512bfa"/>
    </style:style>
    <style:style style:name="T251" style:family="text">
      <style:text-properties officeooo:rsid="0551c172"/>
    </style:style>
    <style:style style:name="T252" style:family="text">
      <style:text-properties officeooo:rsid="055630a0"/>
    </style:style>
    <style:style style:name="T253" style:family="text">
      <style:text-properties officeooo:rsid="05637994"/>
    </style:style>
    <style:style style:name="T254" style:family="text">
      <style:text-properties officeooo:rsid="056cc93a"/>
    </style:style>
    <style:style style:name="T255" style:family="text">
      <style:text-properties officeooo:rsid="0573e5c7"/>
    </style:style>
    <style:style style:name="T256" style:family="text">
      <style:text-properties officeooo:rsid="058187b9"/>
    </style:style>
    <style:style style:name="T257" style:family="text">
      <style:text-properties officeooo:rsid="05840ffb"/>
    </style:style>
    <style:style style:name="T258" style:family="text">
      <style:text-properties officeooo:rsid="05883c22"/>
    </style:style>
    <style:style style:name="T259" style:family="text">
      <style:text-properties officeooo:rsid="058a1dfd"/>
    </style:style>
    <style:style style:name="T260" style:family="text">
      <style:text-properties officeooo:rsid="0521d263"/>
    </style:style>
    <style:style style:name="T261" style:family="text">
      <style:text-properties officeooo:rsid="058d1e20"/>
    </style:style>
    <style:style style:name="T262" style:family="text">
      <style:text-properties officeooo:rsid="05cc65e5"/>
    </style:style>
    <style:style style:name="T263" style:family="text">
      <style:text-properties officeooo:rsid="05cd3167"/>
    </style:style>
    <style:style style:name="T264" style:family="text">
      <style:text-properties officeooo:rsid="05ceff54"/>
    </style:style>
    <style:style style:name="T265" style:family="text">
      <style:text-properties fo:color="#000000" loext:opacity="100%"/>
    </style:style>
    <style:style style:name="T266" style:family="text">
      <style:text-properties fo:color="#000000" loext:opacity="100%" officeooo:rsid="014c05b8"/>
    </style:style>
    <style:style style:name="T267" style:family="text">
      <style:text-properties fo:color="#000000" loext:opacity="100%" officeooo:rsid="082dbe79"/>
    </style:style>
    <style:style style:name="T268" style:family="text">
      <style:text-properties fo:color="#000000" loext:opacity="100%" fo:font-weight="bold" style:font-weight-asian="bold" style:font-weight-complex="bold"/>
    </style:style>
    <style:style style:name="T269" style:family="text">
      <style:text-properties fo:color="#000000" loext:opacity="100%" fo:font-weight="bold" officeooo:rsid="082f3f57" style:font-weight-asian="bold" style:font-weight-complex="bold"/>
    </style:style>
    <style:style style:name="T270" style:family="text">
      <style:text-properties fo:color="#000000" loext:opacity="100%" fo:font-weight="bold" officeooo:rsid="0580a368" style:font-weight-asian="bold" style:font-weight-complex="bold"/>
    </style:style>
    <style:style style:name="T271" style:family="text">
      <style:text-properties fo:color="#000000" loext:opacity="100%" fo:font-weight="bold" officeooo:rsid="06ea2775" style:font-weight-asian="bold" style:font-weight-complex="bold"/>
    </style:style>
    <style:style style:name="T272" style:family="text">
      <style:text-properties officeooo:rsid="0630bde1"/>
    </style:style>
    <style:style style:name="T273" style:family="text">
      <style:text-properties officeooo:rsid="0630e6d2"/>
    </style:style>
    <style:style style:name="T274" style:family="text">
      <style:text-properties officeooo:rsid="0632634d"/>
    </style:style>
    <style:style style:name="T275" style:family="text">
      <style:text-properties officeooo:rsid="063f891b"/>
    </style:style>
    <style:style style:name="T276" style:family="text">
      <style:text-properties officeooo:rsid="064258da"/>
    </style:style>
    <style:style style:name="T277" style:family="text">
      <style:text-properties officeooo:rsid="0266a03d"/>
    </style:style>
    <style:style style:name="T278" style:family="text">
      <style:text-properties officeooo:rsid="04c3f600"/>
    </style:style>
    <style:style style:name="T279" style:family="text">
      <style:text-properties officeooo:rsid="0687f7f1"/>
    </style:style>
    <style:style style:name="T280" style:family="text">
      <style:text-properties officeooo:rsid="014ced5f"/>
    </style:style>
    <style:style style:name="T281" style:family="text">
      <style:text-properties officeooo:rsid="0155be70"/>
    </style:style>
    <style:style style:name="T282" style:family="text">
      <style:text-properties officeooo:rsid="015ce502"/>
    </style:style>
    <style:style style:name="T283" style:family="text">
      <style:text-properties officeooo:rsid="028e224a"/>
    </style:style>
    <style:style style:name="T284" style:family="text">
      <style:text-properties officeooo:rsid="02888261"/>
    </style:style>
    <style:style style:name="T285" style:family="text">
      <style:text-properties officeooo:rsid="068c75df"/>
    </style:style>
    <style:style style:name="T286" style:family="text">
      <style:text-properties officeooo:rsid="06924a9f"/>
    </style:style>
    <style:style style:name="T287" style:family="text">
      <style:text-properties officeooo:rsid="0694368c"/>
    </style:style>
    <style:style style:name="T288" style:family="text">
      <style:text-properties officeooo:rsid="0698b5d2"/>
    </style:style>
    <style:style style:name="T289" style:family="text">
      <style:text-properties officeooo:rsid="06a2245f"/>
    </style:style>
    <style:style style:name="T290" style:family="text">
      <style:text-properties officeooo:rsid="06a2e7ae"/>
    </style:style>
    <style:style style:name="T291" style:family="text">
      <style:text-properties officeooo:rsid="06a2e806"/>
    </style:style>
    <style:style style:name="T292" style:family="text">
      <style:text-properties officeooo:rsid="06a4d04a"/>
    </style:style>
    <style:style style:name="T293" style:family="text">
      <style:text-properties officeooo:rsid="06c54271"/>
    </style:style>
    <style:style style:name="T294" style:family="text">
      <style:text-properties officeooo:rsid="06c609ea"/>
    </style:style>
    <style:style style:name="T295" style:family="text">
      <style:text-properties officeooo:rsid="06c6be79"/>
    </style:style>
    <style:style style:name="T296" style:family="text">
      <style:text-properties officeooo:rsid="06cb78c7"/>
    </style:style>
    <style:style style:name="T297" style:family="text">
      <style:text-properties officeooo:rsid="06cd57a3"/>
    </style:style>
    <style:style style:name="T298" style:family="text">
      <style:text-properties officeooo:rsid="06d58571"/>
    </style:style>
    <style:style style:name="T299" style:family="text">
      <style:text-properties officeooo:rsid="06da2a9c"/>
    </style:style>
    <style:style style:name="T300" style:family="text">
      <style:text-properties officeooo:rsid="06dc56a7"/>
    </style:style>
    <style:style style:name="T301" style:family="text">
      <style:text-properties officeooo:rsid="06dcd6aa"/>
    </style:style>
    <style:style style:name="T302" style:family="text">
      <style:text-properties officeooo:rsid="06e392b1"/>
    </style:style>
    <style:style style:name="T303" style:family="text">
      <style:text-properties officeooo:rsid="06e3fdf1"/>
    </style:style>
    <style:style style:name="T304" style:family="text">
      <style:text-properties officeooo:rsid="06ea2775"/>
    </style:style>
    <style:style style:name="T305" style:family="text">
      <style:text-properties officeooo:rsid="07658a33"/>
    </style:style>
    <style:style style:name="T306" style:family="text">
      <style:text-properties officeooo:rsid="06eee45b"/>
    </style:style>
    <style:style style:name="T307" style:family="text">
      <style:text-properties officeooo:rsid="06f06d4f"/>
    </style:style>
    <style:style style:name="T308" style:family="text">
      <style:text-properties officeooo:rsid="070137aa"/>
    </style:style>
    <style:style style:name="T309" style:family="text">
      <style:text-properties officeooo:rsid="06f0ba5f"/>
    </style:style>
    <style:style style:name="T310" style:family="text">
      <style:text-properties officeooo:rsid="06fd6d83"/>
    </style:style>
    <style:style style:name="T311" style:family="text">
      <style:text-properties officeooo:rsid="075f1cf2"/>
    </style:style>
    <style:style style:name="T312" style:family="text">
      <style:text-properties officeooo:rsid="076134cd"/>
    </style:style>
    <style:style style:name="T313" style:family="text">
      <style:text-properties officeooo:rsid="06f9a78e"/>
    </style:style>
    <style:style style:name="T314" style:family="text">
      <style:text-properties officeooo:rsid="06e57b6f"/>
    </style:style>
    <style:style style:name="T315" style:family="text">
      <style:text-properties officeooo:rsid="06e90204"/>
    </style:style>
    <style:style style:name="T316" style:family="text">
      <style:text-properties officeooo:rsid="0702f988"/>
    </style:style>
    <style:style style:name="T317" style:family="text">
      <style:text-properties officeooo:rsid="070b7a11"/>
    </style:style>
    <style:style style:name="T318" style:family="text">
      <style:text-properties officeooo:rsid="077198be"/>
    </style:style>
    <style:style style:name="T319" style:family="text">
      <style:text-properties officeooo:rsid="0776312b"/>
    </style:style>
    <style:style style:name="T320" style:family="text">
      <style:text-properties officeooo:rsid="07372ed1"/>
    </style:style>
    <style:style style:name="T321" style:family="text">
      <style:text-properties officeooo:rsid="07426de7"/>
    </style:style>
    <style:style style:name="T322" style:family="text">
      <style:text-properties officeooo:rsid="07378e90"/>
    </style:style>
    <style:style style:name="T323" style:family="text">
      <style:text-properties officeooo:rsid="07787692"/>
    </style:style>
    <style:style style:name="T324" style:family="text">
      <style:text-properties officeooo:rsid="0792ac25"/>
    </style:style>
    <style:style style:name="T325" style:family="text">
      <style:text-properties officeooo:rsid="07953926"/>
    </style:style>
    <style:style style:name="T326" style:family="text">
      <style:text-properties officeooo:rsid="079fc458"/>
    </style:style>
    <style:style style:name="T327" style:family="text">
      <style:text-properties officeooo:rsid="07a11fd4"/>
    </style:style>
    <style:style style:name="T328" style:family="text">
      <style:text-properties officeooo:rsid="07a3d5cb"/>
    </style:style>
    <style:style style:name="T329" style:family="text">
      <style:text-properties officeooo:rsid="07a754ef"/>
    </style:style>
    <style:style style:name="T330" style:family="text">
      <style:text-properties officeooo:rsid="07aafc01"/>
    </style:style>
    <style:style style:name="T331" style:family="text">
      <style:text-properties officeooo:rsid="07abb50c"/>
    </style:style>
    <style:style style:name="T332" style:family="text">
      <style:text-properties officeooo:rsid="07acc1cd"/>
    </style:style>
    <style:style style:name="T333" style:family="text">
      <style:text-properties officeooo:rsid="07ae3c7a"/>
    </style:style>
    <style:style style:name="T334" style:family="text">
      <style:text-properties officeooo:rsid="07d9b90d"/>
    </style:style>
    <style:style style:name="T335" style:family="text">
      <style:text-properties officeooo:rsid="08115b3e"/>
    </style:style>
    <style:style style:name="T336" style:family="text">
      <style:text-properties officeooo:rsid="0812837b"/>
    </style:style>
    <style:style style:name="T337" style:family="text">
      <style:text-properties officeooo:rsid="08144456"/>
    </style:style>
    <style:style style:name="T338" style:family="text">
      <style:text-properties officeooo:rsid="0816334b"/>
    </style:style>
    <style:style style:name="T339" style:family="text">
      <style:text-properties officeooo:rsid="08179461"/>
    </style:style>
    <style:style style:name="T340" style:family="text">
      <style:text-properties officeooo:rsid="081b5e95"/>
    </style:style>
    <style:style style:name="T341" style:family="text">
      <style:text-properties officeooo:rsid="081dab6e"/>
    </style:style>
    <style:style style:name="T342" style:family="text">
      <style:text-properties officeooo:rsid="081eb317"/>
    </style:style>
    <style:style style:name="T343" style:family="text">
      <style:text-properties officeooo:rsid="0820a6dd"/>
    </style:style>
    <style:style style:name="T344" style:family="text">
      <style:text-properties officeooo:rsid="08215de5"/>
    </style:style>
    <style:style style:name="T345" style:family="text">
      <style:text-properties officeooo:rsid="082257bd"/>
    </style:style>
    <style:style style:name="T346" style:family="text">
      <style:text-properties officeooo:rsid="0824751d"/>
    </style:style>
    <style:style style:name="T347" style:family="text">
      <style:text-properties officeooo:rsid="08280603"/>
    </style:style>
    <style:style style:name="T348" style:family="text">
      <style:text-properties officeooo:rsid="0829a2ec"/>
    </style:style>
    <style:style style:name="T349" style:family="text">
      <style:text-properties officeooo:rsid="0854fa43"/>
    </style:style>
    <style:style style:name="T350" style:family="text">
      <style:text-properties officeooo:rsid="0859e45b"/>
    </style:style>
    <style:style style:name="T351" style:family="text">
      <style:text-properties officeooo:rsid="086a672d"/>
    </style:style>
    <style:style style:name="T352" style:family="text">
      <style:text-properties officeooo:rsid="086ba121"/>
    </style:style>
    <style:style style:name="T353" style:family="text">
      <style:text-properties officeooo:rsid="086ca09e"/>
    </style:style>
    <style:style style:name="T354" style:family="text">
      <style:text-properties officeooo:rsid="08706bb2"/>
    </style:style>
    <style:style style:name="T355" style:family="text">
      <style:text-properties officeooo:rsid="087fbf03"/>
    </style:style>
    <style:style style:name="T356" style:family="text">
      <style:text-properties officeooo:rsid="08909687"/>
    </style:style>
    <style:style style:name="T357" style:family="text">
      <style:text-properties officeooo:rsid="089389fb"/>
    </style:style>
    <style:style style:name="T358" style:family="text">
      <style:text-properties officeooo:rsid="028c96d1"/>
    </style:style>
    <style:style style:name="T359" style:family="text">
      <style:text-properties officeooo:rsid="02ee6843"/>
    </style:style>
    <style:style style:name="T360" style:family="text">
      <style:text-properties officeooo:rsid="02eaf4dd"/>
    </style:style>
    <style:style style:name="T361" style:family="text">
      <style:text-properties officeooo:rsid="02a5fda7"/>
    </style:style>
    <style:style style:name="T362" style:family="text">
      <style:text-properties officeooo:rsid="029cd5c7"/>
    </style:style>
    <style:style style:name="T363" style:family="text">
      <style:text-properties officeooo:rsid="02a70bac"/>
    </style:style>
    <style:style style:name="T364" style:family="text">
      <style:text-properties officeooo:rsid="08a03832"/>
    </style:style>
    <style:style style:name="T365" style:family="text">
      <style:text-properties officeooo:rsid="08a9f99a"/>
    </style:style>
    <style:style style:name="T366" style:family="text">
      <style:text-properties officeooo:rsid="08ad8c0b"/>
    </style:style>
    <style:style style:name="T367" style:family="text">
      <style:text-properties officeooo:rsid="08b03487"/>
    </style:style>
    <style:style style:name="T368" style:family="text">
      <style:text-properties officeooo:rsid="08b91b2e"/>
    </style:style>
    <style:style style:name="T369" style:family="text">
      <style:text-properties fo:language="en" fo:country="US"/>
    </style:style>
    <style:style style:name="T370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1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2" style:family="text">
      <style:text-properties fo:language="en" fo:country="US" officeooo:rsid="08da3931"/>
    </style:style>
    <style:style style:name="T373" style:family="text">
      <style:text-properties officeooo:rsid="08c6af2e"/>
    </style:style>
    <style:style style:name="T374" style:family="text">
      <style:text-properties officeooo:rsid="08c6ccff"/>
    </style:style>
    <style:style style:name="T375" style:family="text">
      <style:text-properties officeooo:rsid="08c7e922"/>
    </style:style>
    <style:style style:name="T376" style:family="text">
      <style:text-properties officeooo:rsid="08c97ae5"/>
    </style:style>
    <style:style style:name="T377" style:family="text">
      <style:text-properties officeooo:rsid="08d766e1"/>
    </style:style>
    <style:style style:name="T378" style:family="text">
      <style:text-properties officeooo:rsid="08da3931"/>
    </style:style>
    <style:style style:name="T379" style:family="text">
      <style:text-properties officeooo:rsid="08fe660d"/>
    </style:style>
    <style:style style:name="T380" style:family="text">
      <style:text-properties officeooo:rsid="09002f8f"/>
    </style:style>
    <style:style style:name="T381" style:family="text">
      <style:text-properties officeooo:rsid="09032969"/>
    </style:style>
    <style:style style:name="T382" style:family="text">
      <style:text-properties officeooo:rsid="0918fd11"/>
    </style:style>
    <style:style style:name="T383" style:family="text">
      <style:text-properties officeooo:rsid="091a521f"/>
    </style:style>
    <style:style style:name="T384" style:family="text">
      <style:text-properties officeooo:rsid="091bcf8f"/>
    </style:style>
    <style:style style:name="T385" style:family="text">
      <style:text-properties officeooo:rsid="0925b3e0"/>
    </style:style>
    <style:style style:name="T386" style:family="text">
      <style:text-properties officeooo:rsid="092c9089"/>
    </style:style>
    <style:style style:name="T387" style:family="text">
      <style:text-properties officeooo:rsid="092f4656"/>
    </style:style>
    <style:style style:name="T388" style:family="text">
      <style:text-properties officeooo:rsid="09360666"/>
    </style:style>
    <style:style style:name="T389" style:family="text">
      <style:text-properties officeooo:rsid="093761f3"/>
    </style:style>
    <style:style style:name="T390" style:family="text">
      <style:text-properties officeooo:rsid="093c97f8"/>
    </style:style>
    <style:style style:name="T391" style:family="text">
      <style:text-properties officeooo:rsid="0943cb6b"/>
    </style:style>
    <style:style style:name="T392" style:family="text">
      <style:text-properties officeooo:rsid="09473bb0"/>
    </style:style>
    <style:style style:name="T393" style:family="text">
      <style:text-properties officeooo:rsid="094a1110"/>
    </style:style>
    <style:style style:name="T394" style:family="text">
      <style:text-properties officeooo:rsid="094d6bc5"/>
    </style:style>
    <style:style style:name="T395" style:family="text">
      <style:text-properties officeooo:rsid="09535b25"/>
    </style:style>
    <style:style style:name="T396" style:family="text">
      <style:text-properties officeooo:rsid="095570fe"/>
    </style:style>
    <style:style style:name="T397" style:family="text">
      <style:text-properties officeooo:rsid="095b9fb6"/>
    </style:style>
    <style:style style:name="T398" style:family="text">
      <style:text-properties officeooo:rsid="095da728"/>
    </style:style>
    <style:style style:name="T399" style:family="text">
      <style:text-properties officeooo:rsid="09613d8f"/>
    </style:style>
    <style:style style:name="T400" style:family="text">
      <style:text-properties officeooo:rsid="09684632"/>
    </style:style>
    <style:style style:name="T401" style:family="text">
      <style:text-properties officeooo:rsid="09694a84"/>
    </style:style>
    <style:style style:name="T402" style:family="text">
      <style:text-properties officeooo:rsid="0969db1d"/>
    </style:style>
    <style:style style:name="T403" style:family="text">
      <style:text-properties officeooo:rsid="09705496"/>
    </style:style>
    <style:style style:name="T404" style:family="text">
      <style:text-properties officeooo:rsid="0978b48f"/>
    </style:style>
    <style:style style:name="T405" style:family="text">
      <style:text-properties officeooo:rsid="09867658"/>
    </style:style>
    <style:style style:name="T406" style:family="text">
      <style:text-properties officeooo:rsid="09953aea"/>
    </style:style>
    <style:style style:name="T407" style:family="text">
      <style:text-properties officeooo:rsid="099b9b99"/>
    </style:style>
    <style:style style:name="T408" style:family="text">
      <style:text-properties officeooo:rsid="09b2e3d2"/>
    </style:style>
    <style:style style:name="T409" style:family="text">
      <style:text-properties officeooo:rsid="09b5c389"/>
    </style:style>
    <style:style style:name="T410" style:family="text">
      <style:text-properties officeooo:rsid="09bc4a30"/>
    </style:style>
    <style:style style:name="T411" style:family="text">
      <style:text-properties officeooo:rsid="09bd0c70"/>
    </style:style>
    <style:style style:name="T412" style:family="text">
      <style:text-properties officeooo:rsid="09bdcc31"/>
    </style:style>
    <style:style style:name="T413" style:family="text">
      <style:text-properties officeooo:rsid="09c32a43"/>
    </style:style>
    <style:style style:name="T414" style:family="text">
      <style:text-properties officeooo:rsid="09c87487"/>
    </style:style>
    <style:style style:name="T415" style:family="text">
      <style:text-properties officeooo:rsid="09cc2998"/>
    </style:style>
    <style:style style:name="T416" style:family="text">
      <style:text-properties officeooo:rsid="09d79e5a"/>
    </style:style>
    <style:style style:name="T417" style:family="text">
      <style:text-properties officeooo:rsid="09dad5fb"/>
    </style:style>
    <style:style style:name="T418" style:family="text">
      <style:text-properties officeooo:rsid="09e0a9b5"/>
    </style:style>
    <style:style style:name="T419" style:family="text">
      <style:text-properties officeooo:rsid="09e1ec51"/>
    </style:style>
    <style:style style:name="T420" style:family="text">
      <style:text-properties officeooo:rsid="09eb7c0c"/>
    </style:style>
    <style:style style:name="T421" style:family="text">
      <style:text-properties officeooo:rsid="09ecc658"/>
    </style:style>
    <style:style style:name="T422" style:family="text">
      <style:text-properties officeooo:rsid="09f25a57"/>
    </style:style>
    <style:style style:name="T423" style:family="text">
      <style:text-properties officeooo:rsid="06b110d7"/>
    </style:style>
    <style:style style:name="T424" style:family="text">
      <style:text-properties officeooo:rsid="09f580ca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7">deep</text:span> mathematical understanding of <text:span text:style-name="T326">DNNs</text:span></text:p>
      <text:p text:style-name="P191"/>
      <text:p text:style-name="P206">Jiang J.</text:p>
      <text:p text:style-name="P203">Data Engineer, Data Scientist</text:p>
      <text:p text:style-name="P204"><text:span text:style-name="T5">ENSEEIHT </text:span>Computer Science Engineering Degree</text:p>
      <text:p text:style-name="P204"><text:span text:style-name="T5">INP Toulouse Dual</text:span> MSc <text:span text:style-name="T5">Research</text:span> <text:span text:style-name="T3">Degree</text:span> in AI, Big Data <text:span text:style-name="T377">and</text:span> Ops</text:p>
      <text:p text:style-name="P205">France</text:p>
      <text:p text:style-name="P202"/>
      <text:p text:style-name="P187"/>
      <text:p text:style-name="P192">Abstract</text:p>
      <text:p text:style-name="P188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7">T</text:span>he <text:span text:style-name="T4">proper</text:span> math aspect <text:span text:style-name="T7">is</text:span> <text:span text:style-name="T7">little by little </text:span>forgotten.</text:p>
      <text:p text:style-name="P189"><text:span text:style-name="T403">Normalized vector spaces</text:span><text:span text:style-name="T393"> theories are supposed </text:span><text:span text:style-name="T394">known</text:span><text:span text:style-name="T393">. </text:span>The objective is to do a <text:span text:style-name="T373">collection</text:span> of the important <text:span text:style-name="T375">propositions</text:span> <text:span text:style-name="T388">explaining</text:span><text:span text:style-name="T374"> </text:span><text:span text:style-name="T328">dense neural network (DNN) </text:span><text:span text:style-name="T376">theor</text:span><text:span text:style-name="T389">ies</text:span>. These propositions will be mathematically proven.<text:span text:style-name="T393"> </text:span><text:span text:style-name="T8">The </text:span><text:span text:style-name="T123">subject</text:span><text:span text:style-name="T8"> </text:span><text:span text:style-name="T330">used </text:span><text:span text:style-name="T331">as</text:span><text:span text:style-name="T330"> reference</text:span><text:span text:style-name="T124"> </text:span><text:span text:style-name="T125">is</text:span><text:span text:style-name="T8"> </text:span><text:span text:style-name="T121">a multi-class classification problem </text:span><text:span text:style-name="T122">with</text:span><text:span text:style-name="T8"> – dense layers, </text:span><text:span text:style-name="T8"><draw:frame draw:style-name="fr5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29">and </text:span><text:span text:style-name="T8">Stochastic gradient descent optimizer. </text:span><text:span text:style-name="T332">But all the elements below </text:span><text:span text:style-name="T126">can be easily re-used or </text:span><text:span text:style-name="T225">re-define</text:span><text:span text:style-name="T226">d</text:span><text:span text:style-name="T126"> to cover regression</text:span><text:span text:style-name="T227">s</text:span><text:span text:style-name="T126">.</text:span></text:p>
      <text:p text:style-name="P190"/>
      <text:h text:style-name="P208" text:outline-level="1"><text:span text:style-name="T372">1</text:span><text:span text:style-name="T369"> – </text:span><text:span text:style-name="T371">Prerequisites</text:span><text:span text:style-name="T370"> and N</text:span><text:span text:style-name="T371">otations</text:span></text:h>
      <text:h text:style-name="P214" text:outline-level="2"><text:span text:style-name="T378">1</text:span>.1 – Matrices</text:h>
      <text:p text:style-name="P186"/>
      <text:p text:style-name="P105"><text:span text:style-name="T265">Definition –</text:span> <text:span text:style-name="T17">Let</text:span><text:span text:style-name="T17"><draw:frame draw:style-name="fr2" draw:name="Objet1" text:anchor-type="as-char" svg:width="1.422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2" draw:name="Objet244" text:anchor-type="as-char" svg:width="1.625cm" svg:height="0.482cm" draw:z-index="4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2" draw:name="Objet245" text:anchor-type="as-char" svg:width="1.787cm" svg:height="0.482cm" draw:z-index="4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78"><draw:frame draw:style-name="fr2" draw:name="Objet5" text:anchor-type="as-char" svg:width="4.554cm" svg:height="2.281cm" draw:z-index="4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9">is a real matrix of dimension<draw:frame draw:style-name="fr2" draw:name="Objet4" text:anchor-type="as-char" svg:width="1.088cm" svg:height="0.467cm" draw:z-index="43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79"/>
      <text:p text:style-name="P26"><text:span text:style-name="T221">T</text:span>he following notation<text:span text:style-name="T222">s</text:span> <text:span text:style-name="T222">are</text:span> considered</text:p>
      <text:p text:style-name="P23"><draw:frame draw:style-name="fr2" draw:name="Objet11" text:anchor-type="as-char" svg:width="2.057cm" svg:height="0.482cm" draw:z-index="44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2" draw:name="Objet12" text:anchor-type="as-char" svg:width="2.221cm" svg:height="0.482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2" draw:name="Objet10" text:anchor-type="as-char" svg:width="1.718cm" svg:height="0.531cm" draw:z-index="4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2" draw:name="Objet16" text:anchor-type="as-char" svg:width="2.221cm" svg:height="0.482cm" draw:z-index="48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2" draw:name="Objet14" text:anchor-type="as-char" svg:width="2.131cm" svg:height="2.281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2" draw:name="Objet18" text:anchor-type="as-char" svg:width="2.057cm" svg:height="0.482cm" draw:z-index="50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2" draw:name="Objet17" text:anchor-type="as-char" svg:width="4.479cm" svg:height="0.586cm" draw:z-index="7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9"/>
      <text:p text:style-name="P79"><text:span text:style-name="T221">The notation</text:span><text:span text:style-name="T221"><draw:frame draw:style-name="fr2" draw:name="Objet6" text:anchor-type="as-char" svg:width="1.055cm" svg:height="0.531cm" draw:z-index="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2" draw:name="Objet7" text:anchor-type="as-char" svg:width="1.088cm" svg:height="0.467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2" draw:name="Objet19" text:anchor-type="as-char" svg:width="0.556cm" svg:height="0.385cm" draw:z-index="9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1">.</text:span></text:p>
      <text:p text:style-name="P79"><text:span text:style-name="T221">The notation</text:span><text:span text:style-name="T221"><draw:frame draw:style-name="fr2" draw:name="Objet2" text:anchor-type="as-char" svg:width="1.7cm" svg:height="0.54cm" draw:z-index="9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2" draw:name="Objet3" text:anchor-type="as-char" svg:width="1.088cm" svg:height="0.467cm" draw:z-index="9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2" draw:name="Objet126" text:anchor-type="as-char" svg:width="1.208cm" svg:height="0.467cm" draw:z-index="9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3">.</text:span></text:p>
      <text:p text:style-name="P79"/>
      <text:p text:style-name="P105">Convention –<text:span text:style-name="T17"> A vector is a matrix with only one row. Thus, </text:span><text:span text:style-name="T19">the real vector set</text:span><text:span text:style-name="T19"><draw:frame draw:style-name="fr2" draw:name="Objet8" text:anchor-type="as-char" svg:width="0.744cm" svg:height="0.527cm" draw:z-index="9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7">is equivalent to</text:span><text:span text:style-name="T17"><draw:frame draw:style-name="fr2" draw:name="Objet9" text:anchor-type="as-char" svg:width="1.05cm" svg:height="0.531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">.</text:span></text:p>
      <text:p text:style-name="P80"/>
      <text:p text:style-name="P106">Notation – <text:span text:style-name="T17">The matrix transpose operation will be noted as</text:span><text:span text:style-name="T17"><draw:frame draw:style-name="fr2" draw:name="Objet13" text:anchor-type="as-char" svg:width="0.693cm" svg:height="0.527cm" draw:z-index="10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">.</text:span></text:p>
      <text:p text:style-name="P81"/>
      <text:p text:style-name="P107"><text:span text:style-name="T267">Definition</text:span><text:span text:style-name="T265"> –</text:span><text:span text:style-name="T17"> Let</text:span><text:span text:style-name="T17"><draw:frame draw:style-name="fr2" draw:name="Objet28" text:anchor-type="as-char" svg:width="1.713cm" svg:height="0.531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">, and</text:span><text:span text:style-name="T17"><draw:frame draw:style-name="fr2" draw:name="Objet29" text:anchor-type="as-char" svg:width="1.702cm" svg:height="0.531cm" draw:z-index="10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7">, and let the product noted</text:span><text:span text:style-name="T17"><draw:frame draw:style-name="fr2" draw:name="Objet30" text:anchor-type="as-char" svg:width="1.164cm" svg:height="0.467cm" draw:z-index="10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7">or</text:span><text:span text:style-name="T17"><draw:frame draw:style-name="fr2" draw:name="Objet31" text:anchor-type="as-char" svg:width="0.773cm" svg:height="0.467cm" draw:z-index="10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7">be</text:span></text:p>
      <text:p text:style-name="P83"><draw:frame draw:style-name="fr2" draw:name="Objet34" text:anchor-type="as-char" svg:width="2.746cm" svg:height="0.467cm" draw:z-index="105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1"><text:span text:style-name="T224">where</text:span><draw:frame draw:style-name="fr2" draw:name="Objet32" text:anchor-type="as-char" svg:width="0.506cm" svg:height="0.467cm" draw:z-index="106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2" draw:name="Objet33" text:anchor-type="as-char" svg:width="1.132cm" svg:height="0.467cm" draw:z-index="107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2"><text:span text:style-name="T129"><draw:frame draw:style-name="fr2" draw:name="Objet40" text:anchor-type="as-char" svg:width="2.057cm" svg:height="0.482cm" draw:z-index="108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9">,</text:span><text:span text:style-name="T129"><draw:frame draw:style-name="fr2" draw:name="Objet79" text:anchor-type="as-char" svg:width="2.171cm" svg:height="0.482cm" draw:z-index="109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9">,</text:span><draw:frame draw:style-name="fr2" draw:name="Objet27" text:anchor-type="as-char" svg:width="3.381cm" svg:height="1.139cm" draw:z-index="112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1"/>
      <text:p text:style-name="P76"><text:span text:style-name="T269">Definition</text:span><text:span text:style-name="T268"> –</text:span> Let<draw:frame draw:style-name="fr2" draw:name="Objet171" text:anchor-type="as-char" svg:width="1.115cm" svg:height="0.467cm" draw:z-index="113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2" draw:name="Objet172" text:anchor-type="as-char" svg:width="1.676cm" svg:height="0.531cm" draw:z-index="114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79">scalar</text:span> wise product noted as<draw:frame draw:style-name="fr2" draw:name="Objet173" text:anchor-type="as-char" svg:width="1.064cm" svg:height="0.467cm" draw:z-index="115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7"><draw:frame draw:style-name="fr2" draw:name="Objet174" text:anchor-type="as-char" svg:width="2.939cm" svg:height="0.467cm" draw:z-index="116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6">where<draw:frame draw:style-name="fr2" draw:name="Objet175" text:anchor-type="as-char" svg:width="0.506cm" svg:height="0.467cm" draw:z-index="117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2" draw:name="Objet176" text:anchor-type="as-char" svg:width="1.055cm" svg:height="0.531cm" draw:z-index="118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7"><draw:frame draw:style-name="fr2" draw:name="Objet169" text:anchor-type="as-char" svg:width="2.057cm" svg:height="0.482cm" draw:z-index="119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2" draw:name="Objet207" text:anchor-type="as-char" svg:width="2.221cm" svg:height="0.482cm" draw:z-index="122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2" draw:name="Objet170" text:anchor-type="as-char" svg:width="2.339cm" svg:height="0.531cm" draw:z-index="12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200"><text:span text:style-name="T9">Notation</text:span> – Let<draw:frame draw:style-name="fr2" draw:name="Objet358" text:anchor-type="as-char" svg:width="1.245cm" svg:height="0.527cm" draw:z-index="124"><draw:object xlink:href="./Object 358" xlink:type="simple" xlink:show="embed" xlink:actuate="onLoad"/><draw:image xlink:href="./ObjectReplacements/Object 358" xlink:type="simple" xlink:show="embed" xlink:actuate="onLoad"/></draw:frame><text:span text:style-name="T379">and</text:span><draw:frame draw:style-name="fr2" draw:name="Objet359" text:anchor-type="as-char" svg:width="1.245cm" svg:height="0.527cm" draw:z-index="125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90">Let</text:span><text:span text:style-name="T380"> the scalar product </text:span><text:span text:style-name="T399">on</text:span><text:span text:style-name="T398"><draw:frame draw:style-name="fr2" draw:name="Objet391" text:anchor-type="as-char" svg:width="0.688cm" svg:height="0.527cm" draw:z-index="127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81">between two vectors noted as</text:span><text:span text:style-name="T381"><draw:frame draw:style-name="fr2" draw:name="Objet375" text:anchor-type="as-char" svg:width="1.254cm" svg:height="0.54cm" draw:z-index="129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90">be</text:span></text:p>
      <text:p text:style-name="P193"><draw:frame draw:style-name="fr2" draw:name="Objet360" text:anchor-type="as-char" svg:width="5.295cm" svg:height="0.591cm" draw:z-index="130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94">Let<draw:frame draw:style-name="fr2" draw:name="Objet373" text:anchor-type="as-char" svg:width="1.235cm" svg:height="0.527cm" draw:z-index="132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92">Euclidean</text:span> norm <text:span text:style-name="T399">on</text:span><text:span text:style-name="T398"><draw:frame draw:style-name="fr2" draw:name="Objet390" text:anchor-type="as-char" svg:width="0.688cm" svg:height="0.527cm" draw:z-index="133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2" draw:name="Objet374" text:anchor-type="as-char" svg:width="0.931cm" svg:height="0.531cm" draw:z-index="134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195"><draw:frame draw:style-name="fr2" draw:name="Objet377" text:anchor-type="as-char" svg:width="3.939cm" svg:height="0.633cm" draw:z-index="136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196"/>
      <text:p text:style-name="P197"><text:span text:style-name="T9">Theorem –</text:span> <text:span text:style-name="T391">Let</text:span><text:span text:style-name="T391"><draw:frame draw:style-name="fr2" draw:name="Objet376" text:anchor-type="as-char" svg:width="1.245cm" svg:height="0.527cm" draw:z-index="143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379">and</text:span><text:span text:style-name="T391"><draw:frame draw:style-name="fr2" draw:name="Objet378" text:anchor-type="as-char" svg:width="1.245cm" svg:height="0.527cm" draw:z-index="149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391">. Then</text:span></text:p>
      <text:p text:style-name="P198"><text:soft-page-break/><draw:frame draw:style-name="fr2" draw:name="Objet379" text:anchor-type="as-char" svg:width="3.387cm" svg:height="0.54cm" draw:z-index="150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<text:p text:style-name="P197"/>
      <text:p text:style-name="P201">This theorem is named Cauchy-S<text:span text:style-name="T406">c</text:span>hwartz <text:span text:style-name="T406">inequality</text:span>.</text:p>
      <text:p text:style-name="P197"/>
      <text:p text:style-name="P199"><text:span text:style-name="T203">Proof:</text:span> TO DO.</text:p>
      <text:p text:style-name="P197"/>
      <text:h text:style-name="P215" text:outline-level="2"><text:span text:style-name="T378">1</text:span>.<text:span text:style-name="T378">2</text:span> – <text:span text:style-name="T382">Function r</text:span><text:span text:style-name="T117">egularit</text:span><text:span text:style-name="T119">y</text:span></text:h>
      <text:p text:style-name="P27"/>
      <text:p text:style-name="P108"><text:span text:style-name="T265">Definition –</text:span><text:span text:style-name="T17"> </text:span><text:span text:style-name="T24">Let</text:span><text:span text:style-name="T24"><draw:frame draw:style-name="fr2" draw:name="Objet43" text:anchor-type="as-char" svg:width="1.245cm" svg:height="0.397cm" draw:z-index="152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2">subset </text:span><text:span text:style-name="T25">of</text:span><draw:frame draw:style-name="fr2" draw:name="Objet52" text:anchor-type="as-char" svg:width="0.744cm" svg:height="0.527cm" draw:z-index="120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4">, </text:span><text:span text:style-name="T33"><draw:frame draw:style-name="fr2" draw:name="Objet53" text:anchor-type="as-char" svg:width="0.912cm" svg:height="0.531cm" draw:z-index="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2" draw:name="Objet62" text:anchor-type="as-char" svg:width="0.744cm" svg:height="0.527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2" draw:name="Objet80" text:anchor-type="as-char" svg:width="1.007cm" svg:height="0.531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2" draw:name="Objet111" text:anchor-type="as-char" svg:width="0.84cm" svg:height="0.527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7">and</text:span><text:span text:style-name="T24"><draw:frame draw:style-name="fr2" draw:name="Objet112" text:anchor-type="as-char" svg:width="2.148cm" svg:height="0.527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2" draw:name="Objet54" text:anchor-type="as-char" svg:width="0.404cm" svg:height="0.467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28"><draw:frame draw:style-name="fr2" draw:name="Objet74" text:anchor-type="as-char" svg:width="1.513cm" svg:height="0.467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draw:frame draw:style-name="fr2" draw:name="Objet55" text:anchor-type="as-char" svg:width="1.369cm" svg:height="0.467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2" draw:name="Objet56" text:anchor-type="as-char" svg:width="1.282cm" svg:height="0.483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2" draw:name="Objet57" text:anchor-type="as-char" svg:width="1.52cm" svg:height="0.467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2" draw:name="Objet58" text:anchor-type="as-char" svg:width="5.532cm" svg:height="0.54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6">The notation<draw:frame draw:style-name="fr2" draw:name="Objet59" text:anchor-type="as-char" svg:width="1.997cm" svg:height="0.557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2" draw:name="Objet46" text:anchor-type="as-char" svg:width="0.524cm" svg:height="0.32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2" draw:name="Objet61" text:anchor-type="as-char" svg:width="0.84cm" svg:height="0.527cm" draw:z-index="16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29">The notation<draw:frame draw:style-name="fr2" draw:name="Objet117" text:anchor-type="as-char" svg:width="1.379cm" svg:height="0.557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8">means the set of continuous functions from</text:span><text:span text:style-name="T208"><draw:frame draw:style-name="fr2" draw:name="Objet118" text:anchor-type="as-char" svg:width="0.744cm" svg:height="0.527cm" draw:z-index="18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9">to</text:span><text:span text:style-name="T209"><draw:frame draw:style-name="fr2" draw:name="Objet119" text:anchor-type="as-char" svg:width="0.744cm" svg:height="0.527cm" draw:z-index="1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9">.</text:span></text:p>
      <text:p text:style-name="P30"/>
      <text:p text:style-name="P93"><text:span text:style-name="T266">Definition –</text:span><text:span text:style-name="T41"> </text:span><text:span text:style-name="T24">Let</text:span><text:span text:style-name="T26"><draw:frame draw:style-name="fr2" draw:name="Objet63" text:anchor-type="as-char" svg:width="1.245cm" svg:height="0.397cm" draw:z-index="167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2">subset </text:span><text:span text:style-name="T25">of</text:span><text:span text:style-name="T25"><draw:frame draw:style-name="fr2" draw:name="Objet64" text:anchor-type="as-char" svg:width="0.744cm" svg:height="0.52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3"><draw:frame draw:style-name="fr2" draw:name="Objet65" text:anchor-type="as-char" svg:width="0.912cm" svg:height="0.531cm" draw:z-index="2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2" draw:name="Objet100" text:anchor-type="as-char" svg:width="0.744cm" svg:height="0.527cm" draw:z-index="2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2" draw:name="Objet101" text:anchor-type="as-char" svg:width="1.007cm" svg:height="0.531cm" draw:z-index="2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2" draw:name="Objet113" text:anchor-type="as-char" svg:width="0.84cm" svg:height="0.527cm" draw:z-index="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7">and</text:span><text:span text:style-name="T24"><draw:frame draw:style-name="fr2" draw:name="Objet114" text:anchor-type="as-char" svg:width="2.148cm" svg:height="0.527cm" draw:z-index="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2" draw:name="Objet66" text:anchor-type="as-char" svg:width="0.404cm" svg:height="0.467cm" draw:z-index="2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28"><draw:frame draw:style-name="fr2" draw:name="Objet409" text:anchor-type="as-char" svg:width="1.52cm" svg:height="0.467cm" draw:z-index="172"><draw:object xlink:href="./Object 409" xlink:type="simple" xlink:show="embed" xlink:actuate="onLoad"/><draw:image xlink:href="./ObjectReplacements/Object 409" xlink:type="simple" xlink:show="embed" xlink:actuate="onLoad"/><svg:desc>formule</svg:desc></draw:frame>,<draw:frame draw:style-name="fr2" draw:name="Objet75" text:anchor-type="as-char" svg:width="1.513cm" svg:height="0.467cm" draw:z-index="27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2" draw:name="Objet76" text:anchor-type="as-char" svg:width="2.633cm" svg:height="0.998cm" draw:z-index="28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2" draw:name="Objet70" text:anchor-type="as-char" svg:width="1.369cm" svg:height="0.467cm" draw:z-index="29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2" draw:name="Objet71" text:anchor-type="as-char" svg:width="1.282cm" svg:height="0.483cm" draw:z-index="30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2" draw:name="Objet72" text:anchor-type="as-char" svg:width="1.572cm" svg:height="0.427cm" draw:z-index="31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2" draw:name="Objet73" text:anchor-type="as-char" svg:width="7.325cm" svg:height="1.085cm" draw:z-index="32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222"><text:span text:style-name="T419">In t</text:span><text:span text:style-name="T418">he notation</text:span><draw:frame draw:style-name="fr2" draw:name="Objet86" text:anchor-type="as-char" svg:width="1.363cm" svg:height="0.998cm" draw:z-index="390"><draw:object xlink:href="./Object 86" xlink:type="simple" xlink:show="embed" xlink:actuate="onLoad"/><draw:image xlink:href="./ObjectReplacements/Object 86" xlink:type="simple" xlink:show="embed" xlink:actuate="onLoad"/><svg:desc>formule</svg:desc></draw:frame>, <draw:frame draw:style-name="fr1" draw:name="Objet87" text:anchor-type="as-char" svg:width="0.432cm" svg:height="0.467cm" draw:z-index="391"><draw:object xlink:href="./Object 87" xlink:type="simple" xlink:show="embed" xlink:actuate="onLoad"/><draw:image xlink:href="./ObjectReplacements/Object 87" xlink:type="simple" xlink:show="embed" xlink:actuate="onLoad"/></draw:frame><text:span text:style-name="T419">and</text:span><text:span text:style-name="T419"><draw:frame draw:style-name="fr1" draw:name="Objet88" text:anchor-type="as-char" svg:width="0.425cm" svg:height="0.467cm" draw:z-index="392"><draw:object xlink:href="./Object 88" xlink:type="simple" xlink:show="embed" xlink:actuate="onLoad"/><draw:image xlink:href="./ObjectReplacements/Object 88" xlink:type="simple" xlink:show="embed" xlink:actuate="onLoad"/></draw:frame></text:span><text:span text:style-name="T419">mean the direction and point of derivation respectively.</text:span></text:p>
      <text:p text:style-name="P85">The notation<draw:frame draw:style-name="fr2" draw:name="Objet400" text:anchor-type="as-char" svg:width="1.363cm" svg:height="0.998cm" draw:z-index="173"><draw:object xlink:href="./Object 399" xlink:type="simple" xlink:show="embed" xlink:actuate="onLoad"/><draw:image xlink:href="./ObjectReplacements/Object 399" xlink:type="simple" xlink:show="embed" xlink:actuate="onLoad"/><svg:desc>formule</svg:desc></draw:frame>can also be wrote as<draw:frame draw:style-name="fr2" draw:name="Objet398" text:anchor-type="as-char" svg:width="1.136cm" svg:height="0.506cm" draw:z-index="176"><draw:object xlink:href="./Object 398" xlink:type="simple" xlink:show="embed" xlink:actuate="onLoad"/><draw:image xlink:href="./ObjectReplacements/Object 398" xlink:type="simple" xlink:show="embed" xlink:actuate="onLoad"/><svg:desc>formule</svg:desc></draw:frame><text:span text:style-name="T409">when</text:span><text:span text:style-name="T409"><draw:frame draw:style-name="fr2" draw:name="Objet410" text:anchor-type="as-char" svg:width="1.078cm" svg:height="0.467cm" draw:z-index="177"><draw:object xlink:href="./Object 410" xlink:type="simple" xlink:show="embed" xlink:actuate="onLoad"/><draw:image xlink:href="./ObjectReplacements/Object 410" xlink:type="simple" xlink:show="embed" xlink:actuate="onLoad"/></draw:frame></text:span><text:span text:style-name="T405">.</text:span></text:p>
      <text:p text:style-name="P56"><text:span text:style-name="T220">The notation</text:span><text:span text:style-name="T220"><draw:frame draw:style-name="fr2" draw:name="Objet67" text:anchor-type="as-char" svg:width="2.053cm" svg:height="0.557cm" draw:z-index="3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0">means the </text:span><text:span text:style-name="T137">set of </text:span><text:span text:style-name="T138">derivable</text:span><text:span text:style-name="T220"> function</text:span><text:span text:style-name="T138">s</text:span><text:span text:style-name="T220"> from</text:span><text:span text:style-name="T220"><draw:frame draw:style-name="fr2" draw:name="Objet60" text:anchor-type="as-char" svg:width="0.524cm" svg:height="0.326cm" draw:z-index="3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0">to</text:span><text:span text:style-name="T220"><draw:frame draw:style-name="fr2" draw:name="Objet69" text:anchor-type="as-char" svg:width="0.84cm" svg:height="0.527cm" draw:z-index="3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0">.</text:span></text:p>
      <text:p text:style-name="P29"><text:span text:style-name="T280">The notation</text:span><text:span text:style-name="T280"><draw:frame draw:style-name="fr2" draw:name="Objet120" text:anchor-type="as-char" svg:width="1.438cm" svg:height="0.557cm" draw:z-index="36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8">means the set of </text:span><text:span text:style-name="T210">derivable</text:span><text:span text:style-name="T208"> functions from</text:span><text:span text:style-name="T208"><draw:frame draw:style-name="fr2" draw:name="Objet121" text:anchor-type="as-char" svg:width="0.744cm" svg:height="0.527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9">to</text:span><text:span text:style-name="T209"><draw:frame draw:style-name="fr2" draw:name="Objet122" text:anchor-type="as-char" svg:width="0.744cm" svg:height="0.527cm" draw:z-index="3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9">.</text:span></text:p>
      <text:p text:style-name="P31"/>
      <text:p text:style-name="P89"><text:span text:style-name="T9">Definition –</text:span> <text:span text:style-name="T280">Let</text:span><text:span text:style-name="T282"><draw:frame draw:style-name="fr2" draw:name="Objet399" text:anchor-type="as-char" svg:width="1.245cm" svg:height="0.397cm" draw:z-index="178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2" draw:name="Objet401" text:anchor-type="as-char" svg:width="0.744cm" svg:height="0.527cm" draw:z-index="179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410">and</text:span><text:span text:style-name="T410"><draw:frame draw:style-name="fr2" draw:name="Objet411" text:anchor-type="as-char" svg:width="2.589cm" svg:height="0.557cm" draw:z-index="180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410">. </text:span><text:span text:style-name="T411">Then </text:span><text:span text:style-name="T413">its</text:span><text:span text:style-name="T411"> </text:span><text:span text:style-name="T412">J</text:span><text:span text:style-name="T411">acobian matrix</text:span><text:span text:style-name="T411"><draw:frame draw:style-name="fr2" draw:name="Objet413" text:anchor-type="as-char" svg:width="0.563cm" svg:height="0.531cm" draw:z-index="181"><draw:object xlink:href="./Object 413" xlink:type="simple" xlink:show="embed" xlink:actuate="onLoad"/><draw:image xlink:href="./ObjectReplacements/Object 413" xlink:type="simple" xlink:show="embed" xlink:actuate="onLoad"/><svg:desc>formule</svg:desc></draw:frame></text:span><text:span text:style-name="T411">is defined as </text:span><text:span text:style-name="T424">the application</text:span></text:p>
      <text:p text:style-name="P90"><text:soft-page-break/><draw:frame draw:style-name="fr2" draw:name="Objet412" text:anchor-type="as-char" svg:width="6.085cm" svg:height="3.905cm" draw:z-index="182"><draw:object xlink:href="./Object 412" xlink:type="simple" xlink:show="embed" xlink:actuate="onLoad"/><draw:image xlink:href="./ObjectReplacements/Object 412" xlink:type="simple" xlink:show="embed" xlink:actuate="onLoad"/><svg:desc>formule</svg:desc></draw:frame></text:p>
      <text:p text:style-name="P31"/>
      <text:p text:style-name="P220">The notation<draw:frame draw:style-name="fr1" draw:name="Objet82" text:anchor-type="as-char" svg:width="0.48cm" svg:height="0.531cm" draw:z-index="388"><draw:object xlink:href="./Object 82" xlink:type="simple" xlink:show="embed" xlink:actuate="onLoad"/><draw:image xlink:href="./ObjectReplacements/Object 82" xlink:type="simple" xlink:show="embed" xlink:actuate="onLoad"/></draw:frame><text:span text:style-name="T416">means </text:span><text:span text:style-name="T417">the application</text:span><text:span text:style-name="T417"><draw:frame draw:style-name="fr1" draw:name="Objet85" text:anchor-type="as-char" svg:width="2.554cm" svg:height="1.228cm" draw:z-index="389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20">and</text:span><text:span text:style-name="T420"><draw:frame draw:style-name="fr1" draw:name="Objet83" text:anchor-type="as-char" svg:width="0.508cm" svg:height="0.531cm" draw:z-index="393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20">means </text:span><text:span text:style-name="T421">the matrices</text:span><text:span text:style-name="T421"><draw:frame draw:style-name="fr1" draw:name="Objet84" text:anchor-type="as-char" svg:width="6.819cm" svg:height="0.808cm" draw:z-index="394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21">.</text:span></text:p>
      <text:p text:style-name="P91">The Jacobian matrix is <text:span text:style-name="T422">also</text:span> named Gradient matrix when<draw:frame draw:style-name="fr2" draw:name="Objet414" text:anchor-type="as-char" svg:width="1.238cm" svg:height="0.467cm" draw:z-index="183"><draw:object xlink:href="./Object 414" xlink:type="simple" xlink:show="embed" xlink:actuate="onLoad"/><draw:image xlink:href="./ObjectReplacements/Object 414" xlink:type="simple" xlink:show="embed" xlink:actuate="onLoad"/><svg:desc>formule</svg:desc></draw:frame>.</text:p>
      <text:p text:style-name="P164"/>
      <text:p text:style-name="P161"><text:span text:style-name="T14">Notation</text:span><text:span text:style-name="T9"> –</text:span> <text:span text:style-name="T347">Let</text:span><text:span text:style-name="T347"><draw:frame draw:style-name="fr2" draw:name="Objet302" text:anchor-type="as-char" svg:width="1.903cm" svg:height="0.527cm" draw:z-index="184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47">and</text:span><text:span text:style-name="T347"><draw:frame draw:style-name="fr2" draw:name="Objet303" text:anchor-type="as-char" svg:width="2.108cm" svg:height="0.527cm" draw:z-index="185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47">. Then the notation</text:span><text:span text:style-name="T347"><draw:frame draw:style-name="fr2" draw:name="Objet304" text:anchor-type="as-char" svg:width="0.894cm" svg:height="0.467cm" draw:z-index="186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48">means the application</text:span><text:span text:style-name="T348"><draw:frame draw:style-name="fr2" draw:name="Objet305" text:anchor-type="as-char" svg:width="3.468cm" svg:height="1.198cm" draw:z-index="187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48">.</text:span></text:p>
      <text:p text:style-name="P184"/>
      <text:p text:style-name="P162"><text:span text:style-name="T340">Let</text:span><text:span text:style-name="T340"><draw:frame draw:style-name="fr2" draw:name="Objet296" text:anchor-type="as-char" svg:width="1.635cm" svg:height="0.547cm" draw:z-index="188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1">with</text:span><text:span text:style-name="T341"><draw:frame draw:style-name="fr2" draw:name="Objet297" text:anchor-type="as-char" svg:width="2.358cm" svg:height="0.572cm" draw:z-index="189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2">for</text:span><text:span text:style-name="T342"><draw:frame draw:style-name="fr2" draw:name="Objet298" text:anchor-type="as-char" svg:width="1.625cm" svg:height="0.482cm" draw:z-index="19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2">. </text:span><text:span text:style-name="T343">Then the notation</text:span><text:span text:style-name="T343"><draw:frame draw:style-name="fr2" draw:name="Objet299" text:anchor-type="as-char" svg:width="0.981cm" svg:height="0.727cm" draw:z-index="19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46">means the application</text:span><text:span text:style-name="T346"><draw:frame draw:style-name="fr2" draw:name="Objet301" text:anchor-type="as-char" svg:width="5.861cm" svg:height="1.281cm" draw:z-index="19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46">.</text:span></text:p>
      <text:p text:style-name="P163"/>
      <text:p text:style-name="P147"><text:span text:style-name="T9">Theorem –</text:span> <text:span text:style-name="T280">Let</text:span><text:span text:style-name="T280"><draw:frame draw:style-name="fr2" draw:name="Objet227" text:anchor-type="as-char" svg:width="1.272cm" svg:height="0.467cm" draw:z-index="19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5">and</text:span><text:span text:style-name="T285"><draw:frame draw:style-name="fr2" draw:name="Objet234" text:anchor-type="as-char" svg:width="1.242cm" svg:height="0.467cm" draw:z-index="198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subset</text:span><text:span text:style-name="T285">s</text:span><text:span text:style-name="T284"> </text:span><text:span text:style-name="T281">of</text:span><text:span text:style-name="T281"><draw:frame draw:style-name="fr2" draw:name="Objet228" text:anchor-type="as-char" svg:width="0.688cm" svg:height="0.527cm" draw:z-index="199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5">and</text:span><text:span text:style-name="T285"><draw:frame draw:style-name="fr2" draw:name="Objet235" text:anchor-type="as-char" svg:width="0.744cm" svg:height="0.527cm" draw:z-index="200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5">. Let</text:span><text:span text:style-name="T280"><draw:frame draw:style-name="fr2" draw:name="Objet233" text:anchor-type="as-char" svg:width="2.401cm" svg:height="1.175cm" draw:z-index="201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5">and</text:span><text:span text:style-name="T285"><draw:frame draw:style-name="fr2" draw:name="Objet229" text:anchor-type="as-char" svg:width="2.545cm" svg:height="1.198cm" draw:z-index="20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6">such as</text:span><text:span text:style-name="T286"><draw:frame draw:style-name="fr2" draw:name="Objet230" text:anchor-type="as-char" svg:width="2.297cm" svg:height="0.506cm" draw:z-index="205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7">and</text:span><text:span text:style-name="T287"><draw:frame draw:style-name="fr2" draw:name="Objet231" text:anchor-type="as-char" svg:width="2.499cm" svg:height="0.557cm" draw:z-index="206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7">. </text:span><text:span text:style-name="T288">Then</text:span><text:span text:style-name="T288"><draw:frame draw:style-name="fr2" draw:name="Objet232" text:anchor-type="as-char" svg:width="3.468cm" svg:height="1.198cm" draw:z-index="207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89">is </text:span><text:span text:style-name="T290">in</text:span><text:span text:style-name="T290"><draw:frame draw:style-name="fr2" draw:name="Objet236" text:anchor-type="as-char" svg:width="1.954cm" svg:height="0.557cm" draw:z-index="208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1">and </text:span><text:span text:style-name="T292">its Jacobian is</text:span></text:p>
      <text:p text:style-name="P223"><draw:frame draw:style-name="fr2" draw:name="Objet237" text:anchor-type="as-char" svg:width="4.851cm" svg:height="1.281cm" draw:z-index="197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224"><text:span text:style-name="T206"/></text:p>
      <text:p text:style-name="P224"><text:span text:style-name="T206">Proof:</text:span><text:span text:style-name="T423"> TO DO.</text:span></text:p>
      <text:p text:style-name="P32"/>
      <text:h text:style-name="P216" text:outline-level="2"><text:soft-page-break/><text:span text:style-name="T378">1</text:span>.<text:span text:style-name="T383">3</text:span> – <text:span text:style-name="T382">Function </text:span><text:span text:style-name="T118">convexity and smoothness</text:span></text:h>
      <text:p text:style-name="P32"/>
      <text:p text:style-name="P87"><text:span text:style-name="T9">Definition –</text:span> <text:span text:style-name="T199">Let</text:span><text:span text:style-name="T199"><draw:frame draw:style-name="fr2" draw:name="Objet337" text:anchor-type="as-char" svg:width="1.245cm" svg:height="0.397cm" draw:z-index="209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2" draw:name="Objet338" text:anchor-type="as-char" svg:width="0.744cm" svg:height="0.527cm" draw:z-index="210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63">and</text:span><text:span text:style-name="T363"><draw:frame draw:style-name="fr2" draw:name="Objet372" text:anchor-type="as-char" svg:width="2.208cm" svg:height="0.538cm" draw:z-index="211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85">such as</text:span><text:span text:style-name="T280"><draw:frame draw:style-name="fr2" draw:name="Objet344" text:anchor-type="as-char" svg:width="2.233cm" svg:height="0.506cm" draw:z-index="212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0">. </text:span><text:span text:style-name="T366">Then</text:span><text:span text:style-name="T366"><draw:frame draw:style-name="fr2" draw:name="Objet345" text:anchor-type="as-char" svg:width="0.404cm" svg:height="0.467cm" draw:z-index="213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66">convex on</text:span><text:span text:style-name="T366"><draw:frame draw:style-name="fr2" draw:name="Objet346" text:anchor-type="as-char" svg:width="0.524cm" svg:height="0.326cm" draw:z-index="214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66">is equivalent to</text:span></text:p>
      <text:p text:style-name="P75"><draw:frame draw:style-name="fr2" draw:name="Objet347" text:anchor-type="as-char" svg:width="2.378cm" svg:height="0.557cm" draw:z-index="215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2" draw:name="Objet348" text:anchor-type="as-char" svg:width="1.974cm" svg:height="0.482cm" draw:z-index="216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75"><draw:frame draw:style-name="fr2" draw:name="Objet349" text:anchor-type="as-char" svg:width="7.421cm" svg:height="0.506cm" draw:z-index="217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0"/>
      <text:p text:style-name="P86"><text:span text:style-name="T9">Proposition –</text:span> <text:span text:style-name="T199">Let</text:span><text:span text:style-name="T199"><draw:frame draw:style-name="fr2" draw:name="Objet350" text:anchor-type="as-char" svg:width="1.245cm" svg:height="0.397cm" draw:z-index="218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2" draw:name="Objet351" text:anchor-type="as-char" svg:width="0.744cm" svg:height="0.527cm" draw:z-index="219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63">and</text:span><text:span text:style-name="T280"><draw:frame draw:style-name="fr2" draw:name="Objet354" text:anchor-type="as-char" svg:width="2.305cm" svg:height="0.506cm" draw:z-index="220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2" draw:name="Objet355" text:anchor-type="as-char" svg:width="0.524cm" svg:height="0.326cm" draw:z-index="221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66">Then</text:span><text:span text:style-name="T366"><draw:frame draw:style-name="fr2" draw:name="Objet361" text:anchor-type="as-char" svg:width="0.404cm" svg:height="0.467cm" draw:z-index="222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66">convex on</text:span><text:span text:style-name="T366"><draw:frame draw:style-name="fr2" draw:name="Objet362" text:anchor-type="as-char" svg:width="0.524cm" svg:height="0.326cm" draw:z-index="223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84">is </text:span><text:span text:style-name="T368">equivalent to</text:span></text:p>
      <text:p text:style-name="P75"><draw:frame draw:style-name="fr2" draw:name="Objet357" text:anchor-type="as-char" svg:width="2.378cm" svg:height="0.557cm" draw:z-index="224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75"><draw:frame draw:style-name="fr2" draw:name="Objet356" text:anchor-type="as-char" svg:width="5.241cm" svg:height="0.998cm" draw:z-index="228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0"/>
      <text:p text:style-name="P185">Proof:<text:span text:style-name="T152"> </text:span><text:span text:style-name="T198">TO DO.</text:span></text:p>
      <text:p text:style-name="P137"/>
      <text:p text:style-name="P180"><text:span text:style-name="T16">Proposition</text:span><text:span text:style-name="T9"> –</text:span> <text:s/><text:span text:style-name="T280">Let</text:span><text:span text:style-name="T280"><draw:frame draw:style-name="fr2" draw:name="Objet402" text:anchor-type="as-char" svg:width="1.245cm" svg:height="0.397cm" draw:z-index="229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2" draw:name="Objet403" text:anchor-type="as-char" svg:width="0.744cm" svg:height="0.527cm" draw:z-index="233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80"> </text:span><text:span text:style-name="T363">and</text:span><text:span text:style-name="T363"><draw:frame draw:style-name="fr2" draw:name="Objet406" text:anchor-type="as-char" svg:width="2.208cm" svg:height="0.538cm" draw:z-index="234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85">such as</text:span><text:span text:style-name="T280"><draw:frame draw:style-name="fr2" draw:name="Objet407" text:anchor-type="as-char" svg:width="2.305cm" svg:height="0.506cm" draw:z-index="235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407">and</text:span><text:span text:style-name="T280"> </text:span><text:span text:style-name="T395">convex. </text:span><text:span text:style-name="T407">Then</text:span></text:p>
      <text:p text:style-name="P180"><draw:frame draw:style-name="fr2" draw:name="Objet408" text:anchor-type="as-char" svg:width="2.274cm" svg:height="0.596cm" draw:z-index="236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2" draw:name="Objet404" text:anchor-type="as-char" svg:width="1.782cm" svg:height="0.527cm" draw:z-index="238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2" draw:name="Objet405" text:anchor-type="as-char" svg:width="3.457cm" svg:height="0.557cm" draw:z-index="239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408">TODO existing and that’s all&gt;</text:span></text:p>
      <text:p text:style-name="P137"/>
      <text:p text:style-name="P88"><text:span text:style-name="T9">Definition –</text:span> <text:span text:style-name="T199">Let</text:span><text:span text:style-name="T199"><draw:frame draw:style-name="fr2" draw:name="Objet327" text:anchor-type="as-char" svg:width="1.245cm" svg:height="0.397cm" draw:z-index="241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2" draw:name="Objet328" text:anchor-type="as-char" svg:width="0.744cm" svg:height="0.527cm" draw:z-index="242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0">, </text:span><text:span text:style-name="T358"><draw:frame draw:style-name="fr2" draw:name="Objet329" text:anchor-type="as-char" svg:width="0.912cm" svg:height="0.531cm" draw:z-index="243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2" draw:name="Objet330" text:anchor-type="as-char" svg:width="0.744cm" svg:height="0.527cm" draw:z-index="244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2" draw:name="Objet370" text:anchor-type="as-char" svg:width="2.208cm" svg:height="0.538cm" draw:z-index="245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85">such as</text:span><text:span text:style-name="T280"><draw:frame draw:style-name="fr2" draw:name="Objet333" text:anchor-type="as-char" svg:width="2.305cm" svg:height="0.506cm" draw:z-index="246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0">. </text:span><text:span text:style-name="T364">Let</text:span><text:span text:style-name="T364"><draw:frame draw:style-name="fr2" draw:name="Objet336" text:anchor-type="as-char" svg:width="0.975cm" svg:height="0.467cm" draw:z-index="247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64">. </text:span><text:span text:style-name="T280">Then</text:span><text:span text:style-name="T280"><draw:frame draw:style-name="fr2" draw:name="Objet334" text:anchor-type="as-char" svg:width="0.404cm" svg:height="0.467cm" draw:z-index="248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0"><draw:frame draw:style-name="fr2" draw:name="Objet335" text:anchor-type="as-char" svg:width="2.055cm" svg:height="0.467cm" draw:z-index="250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65">on</text:span><text:span text:style-name="T365"><draw:frame draw:style-name="fr2" draw:name="Objet339" text:anchor-type="as-char" svg:width="0.524cm" svg:height="0.326cm" draw:z-index="251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0">is equivalent to</text:span></text:p>
      <text:p text:style-name="P169"><draw:frame draw:style-name="fr2" draw:name="Objet331" text:anchor-type="as-char" svg:width="2.378cm" svg:height="0.557cm" draw:z-index="252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2" draw:name="Objet332" text:anchor-type="as-char" svg:width="5.786cm" svg:height="1.046cm" draw:z-index="253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7"/>
      <text:p text:style-name="P171"><text:span text:style-name="T9">Proposition –</text:span> <text:span text:style-name="T280">Let</text:span><text:span text:style-name="T280"><draw:frame draw:style-name="fr2" draw:name="Objet363" text:anchor-type="as-char" svg:width="1.245cm" svg:height="0.397cm" draw:z-index="254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2" draw:name="Objet364" text:anchor-type="as-char" svg:width="0.744cm" svg:height="0.527cm" draw:z-index="255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63">and</text:span><text:span text:style-name="T363"><draw:frame draw:style-name="fr2" draw:name="Objet367" text:anchor-type="as-char" svg:width="2.208cm" svg:height="0.538cm" draw:z-index="256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85">such as</text:span><text:span text:style-name="T280"><draw:frame draw:style-name="fr2" draw:name="Objet371" text:anchor-type="as-char" svg:width="2.305cm" svg:height="0.506cm" draw:z-index="257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0">. </text:span><text:span text:style-name="T387">Then</text:span><text:span text:style-name="T387"><draw:frame draw:style-name="fr2" draw:name="Objet342" text:anchor-type="as-char" svg:width="0.404cm" svg:height="0.467cm" draw:z-index="258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00">first </text:span><text:span text:style-name="T401">order </text:span><text:span text:style-name="T402">integral form</text:span><text:span text:style-name="T400"> Taylor expansion is</text:span></text:p>
      <text:p text:style-name="P170"><draw:frame draw:style-name="fr2" draw:name="Objet368" text:anchor-type="as-char" svg:width="2.378cm" svg:height="0.557cm" draw:z-index="259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70"><draw:frame draw:style-name="fr2" draw:name="Objet369" text:anchor-type="as-char" svg:width="7.498cm" svg:height="1.198cm" draw:z-index="260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7"/>
      <text:p text:style-name="P172"><text:span text:style-name="T203">Proof:</text:span> TO DO.</text:p>
      <text:p text:style-name="P137"><text:soft-page-break/></text:p>
      <text:p text:style-name="P177"><text:span text:style-name="T15">Proposition</text:span><text:span text:style-name="T9"> –</text:span> <text:span text:style-name="T280">Let</text:span><text:span text:style-name="T280"><draw:frame draw:style-name="fr2" draw:name="Objet343" text:anchor-type="as-char" svg:width="1.245cm" svg:height="0.397cm" draw:z-index="261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2" draw:name="Objet352" text:anchor-type="as-char" svg:width="0.744cm" svg:height="0.527cm" draw:z-index="262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81">,</text:span><text:span text:style-name="T281"><draw:frame draw:style-name="fr2" draw:name="Objet366" text:anchor-type="as-char" svg:width="0.975cm" svg:height="0.467cm" draw:z-index="264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81">, </text:span><text:span text:style-name="T363">and</text:span><text:span text:style-name="T363"><draw:frame draw:style-name="fr2" draw:name="Objet353" text:anchor-type="as-char" svg:width="2.208cm" svg:height="0.538cm" draw:z-index="265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85">such as</text:span><text:span text:style-name="T280"><draw:frame draw:style-name="fr2" draw:name="Objet365" text:anchor-type="as-char" svg:width="2.305cm" svg:height="0.506cm" draw:z-index="266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04">plus</text:span><text:span text:style-name="T280"><draw:frame draw:style-name="fr2" draw:name="Objet392" text:anchor-type="as-char" svg:width="2.055cm" svg:height="0.467cm" draw:z-index="268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65">on</text:span><text:span text:style-name="T365"><draw:frame draw:style-name="fr2" draw:name="Objet393" text:anchor-type="as-char" svg:width="0.524cm" svg:height="0.326cm" draw:z-index="269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80">. </text:span><text:span text:style-name="T387">Then</text:span></text:p>
      <text:p text:style-name="P139"><draw:frame draw:style-name="fr2" draw:name="Objet394" text:anchor-type="as-char" svg:width="2.378cm" svg:height="0.557cm" draw:z-index="270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39"><draw:frame draw:style-name="fr2" draw:name="Objet395" text:anchor-type="as-char" svg:width="7.615cm" svg:height="0.998cm" draw:z-index="271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37"/>
      <text:p text:style-name="P140"><draw:frame draw:style-name="fr2" draw:name="Objet397" text:anchor-type="as-char" svg:width="1.52cm" svg:height="0.467cm" draw:z-index="272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39"><draw:frame draw:style-name="fr2" draw:name="Objet396" text:anchor-type="as-char" svg:width="7.756cm" svg:height="1.106cm" draw:z-index="273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37"/>
      <text:p text:style-name="P178"><text:span text:style-name="T203">Proof:</text:span> TO DO.</text:p>
      <text:p text:style-name="P137"/>
      <text:p text:style-name="P175"><text:span text:style-name="T9">Proposition</text:span> – <text:span text:style-name="T280">Let</text:span><text:span text:style-name="T280"><draw:frame draw:style-name="fr2" draw:name="Objet380" text:anchor-type="as-char" svg:width="1.245cm" svg:height="0.397cm" draw:z-index="274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2" draw:name="Objet381" text:anchor-type="as-char" svg:width="0.744cm" svg:height="0.527cm" draw:z-index="275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80">, </text:span><text:span text:style-name="T358"><draw:frame draw:style-name="fr2" draw:name="Objet382" text:anchor-type="as-char" svg:width="0.912cm" svg:height="0.531cm" draw:z-index="276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2" draw:name="Objet383" text:anchor-type="as-char" svg:width="0.744cm" svg:height="0.527cm" draw:z-index="278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2" draw:name="Objet384" text:anchor-type="as-char" svg:width="2.208cm" svg:height="0.538cm" draw:z-index="279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85">such as</text:span><text:span text:style-name="T280"><draw:frame draw:style-name="fr2" draw:name="Objet385" text:anchor-type="as-char" svg:width="2.305cm" svg:height="0.506cm" draw:z-index="280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80">, </text:span><text:span text:style-name="T395">convex and</text:span><text:span text:style-name="T280"><draw:frame draw:style-name="fr2" draw:name="Objet386" text:anchor-type="as-char" svg:width="2.055cm" svg:height="0.467cm" draw:z-index="281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80">. </text:span><text:span text:style-name="T396">Then</text:span><text:span text:style-name="T396"><draw:frame draw:style-name="fr2" draw:name="Objet389" text:anchor-type="as-char" svg:width="0.404cm" svg:height="0.467cm" draw:z-index="282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397">is co-coercive</text:span></text:p>
      <text:p text:style-name="P174"><draw:frame draw:style-name="fr2" draw:name="Objet387" text:anchor-type="as-char" svg:width="2.378cm" svg:height="0.557cm" draw:z-index="283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74"><draw:frame draw:style-name="fr2" draw:name="Objet388" text:anchor-type="as-char" svg:width="9.246cm" svg:height="1.106cm" draw:z-index="284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76"/>
      <text:p text:style-name="P179"><text:span text:style-name="T203">Proof:</text:span> TO DO.</text:p>
      <text:p text:style-name="P179"/>
      <text:h text:style-name="P217" text:outline-level="2"><text:span text:style-name="T378">1</text:span>.<text:span text:style-name="T383">3</text:span> – <text:span text:style-name="T120">Others</text:span></text:h>
      <text:p text:style-name="P137"/>
      <text:p text:style-name="P173"><text:span text:style-name="T9">Notation –</text:span> <text:span text:style-name="T335">Let</text:span><text:span text:style-name="T335"><draw:frame draw:style-name="fr2" draw:name="Objet291" text:anchor-type="as-char" svg:width="5.726cm" svg:height="1.281cm" draw:z-index="285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36">an application with</text:span><text:span text:style-name="T336"><draw:frame draw:style-name="fr2" draw:name="Objet295" text:anchor-type="as-char" svg:width="0.422cm" svg:height="0.467cm" draw:z-index="286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36">parameters </text:span><text:span text:style-name="T344">and</text:span><text:span text:style-name="T344"><draw:frame draw:style-name="fr2" draw:name="Objet300" text:anchor-type="as-char" svg:width="0.515cm" svg:height="0.467cm" draw:z-index="287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4">outputs</text:span><text:span text:style-name="T336">. </text:span><text:span text:style-name="T337">Then for</text:span><text:span text:style-name="T337"><draw:frame draw:style-name="fr2" draw:name="Objet292" text:anchor-type="as-char" svg:width="1.722cm" svg:height="0.482cm" draw:z-index="289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38">the notation</text:span><text:span text:style-name="T338"><draw:frame draw:style-name="fr2" draw:name="Objet294" text:anchor-type="as-char" svg:width="4.904cm" svg:height="0.54cm" draw:z-index="292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39">means </text:span><text:span text:style-name="T345">the application</text:span><text:span text:style-name="T339"><draw:frame draw:style-name="fr2" draw:name="Objet293" text:anchor-type="as-char" svg:width="11.171cm" svg:height="1.281cm" draw:z-index="296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37">.</text:span></text:p>
      <text:p text:style-name="P137"/>
      <text:p text:style-name="P84"><text:span text:style-name="T9">Notation –</text:span> <text:span text:style-name="T415">Let</text:span><text:span text:style-name="T415"><draw:frame draw:style-name="fr2" draw:name="Objet68" text:anchor-type="as-char" svg:width="1.401cm" svg:height="0.527cm" draw:z-index="298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15">. </text:span><text:span text:style-name="T354">The notation</text:span><text:span text:style-name="T141"><draw:frame draw:style-name="fr2" draw:name="Objet314" text:anchor-type="as-char" svg:width="0.603cm" svg:height="0.474cm" draw:z-index="301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54">means the</text:span><text:span text:style-name="T354"><draw:frame draw:style-name="fr2" draw:name="Objet81" text:anchor-type="as-char" svg:width="0.524cm" svg:height="0.326cm" draw:z-index="303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6">indicator function </text:span><text:span text:style-name="T143">on</text:span><text:span text:style-name="T143"><draw:frame draw:style-name="fr2" draw:name="Objet316" text:anchor-type="as-char" svg:width="0.744cm" svg:height="0.527cm" draw:z-index="304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3">.</text:span></text:p>
      <text:p text:style-name="P168"><text:soft-page-break/><draw:frame draw:style-name="fr2" draw:name="Objet318" text:anchor-type="as-char" svg:width="3.528cm" svg:height="1.799cm" draw:z-index="312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7"/>
      <text:h text:style-name="P209" text:outline-level="1"><text:span text:style-name="T378">2</text:span> – <text:span text:style-name="T111">Activation functions</text:span></text:h>
      <text:p text:style-name="P92"/>
      <text:p text:style-name="P92"><text:span text:style-name="T265">Definition –</text:span><text:span text:style-name="T17"> </text:span><text:span text:style-name="T20">Let</text:span><text:span text:style-name="T29"><draw:frame draw:style-name="fr2" draw:name="Objet78" text:anchor-type="as-char" svg:width="2.408cm" svg:height="0.591cm" draw:z-index="32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1">vector</text:span><text:span text:style-name="T22"> wise </text:span><text:span text:style-name="T23">application</text:span></text:p>
      <text:p text:style-name="P41"><draw:frame draw:style-name="fr2" draw:name="Objet38" text:anchor-type="as-char" svg:width="2.912cm" svg:height="1.198cm" draw:z-index="32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0">Definition</text:span><text:span text:style-name="T268"> –</text:span> <draw:frame draw:style-name="fr2" draw:name="Objet143" text:anchor-type="as-char" svg:width="1.252cm" svg:height="0.467cm" draw:z-index="323"><draw:object xlink:href="./Object 143" xlink:type="simple" xlink:show="embed" xlink:actuate="onLoad"/><draw:image xlink:href="./ObjectReplacements/Object 143" xlink:type="simple" xlink:show="embed" xlink:actuate="onLoad"/></draw:frame><text:span text:style-name="T257">is</text:span><text:span text:style-name="T131"> </text:span><text:span text:style-name="T257">the following </text:span><text:span text:style-name="T211">vector</text:span><text:span text:style-name="T132"> wise </text:span><text:span text:style-name="T129">application</text:span></text:p>
      <text:p text:style-name="P9"><draw:frame draw:style-name="fr2" draw:name="Objet41" text:anchor-type="as-char" svg:width="4.464cm" svg:height="1.272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2">with</text:span><text:span text:style-name="T142"><draw:frame draw:style-name="fr2" draw:name="Objet47" text:anchor-type="as-char" svg:width="0.928cm" svg:height="0.467cm" draw:z-index="175"><draw:object xlink:href="./Object 47" xlink:type="simple" xlink:show="embed" xlink:actuate="onLoad"/><draw:image xlink:href="./ObjectReplacements/Object 47" xlink:type="simple" xlink:show="embed" xlink:actuate="onLoad"/></draw:frame></text:span><text:span text:style-name="T142">the </text:span><text:span text:style-name="T144">element-wise </text:span><text:span text:style-name="T142">maximum </text:span><text:span text:style-name="T146">operation</text:span><text:span text:style-name="T142"> </text:span><text:span text:style-name="T145">between two vectors</text:span><text:span text:style-name="T142">.</text:span></text:p>
      <text:p text:style-name="P7"/>
      <text:p text:style-name="P48"><text:span text:style-name="T10">Hypothesis –</text:span><text:span text:style-name="T256"> </text:span><text:span text:style-name="T260">The notation</text:span><text:span text:style-name="T260"><draw:frame draw:style-name="fr2" draw:name="Objet141" text:anchor-type="as-char" svg:width="1.369cm" svg:height="0.531cm" draw:z-index="267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2" draw:name="Objet147" text:anchor-type="as-char" svg:width="0.395cm" svg:height="0.467cm" draw:z-index="324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9">of</text:span><text:span text:style-name="T245"> </text:span><text:span text:style-name="T243">the </text:span><text:span text:style-name="T261">function</text:span><text:span text:style-name="T261"><draw:frame draw:style-name="fr2" draw:name="Objet148" text:anchor-type="as-char" svg:width="1.252cm" svg:height="0.467cm" draw:z-index="325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0">. </text:span><text:span text:style-name="T252">Let</text:span><text:span text:style-name="T252"><draw:frame draw:style-name="fr2" draw:name="Objet149" text:anchor-type="as-char" svg:width="1.282cm" svg:height="0.527cm" draw:z-index="326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56">t</text:span><text:span text:style-name="T252">hen</text:span></text:p>
      <text:p text:style-name="P45"><draw:frame draw:style-name="fr2" draw:name="Objet153" text:anchor-type="as-char" svg:width="2.221cm" svg:height="0.482cm" draw:z-index="327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2" draw:name="Objet161" text:anchor-type="as-char" svg:width="6.239cm" svg:height="0.54cm" draw:z-index="328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9"/>
      <text:p text:style-name="P49"><draw:frame draw:style-name="fr2" draw:name="Objet133" text:anchor-type="as-char" svg:width="1.252cm" svg:height="0.467cm" draw:z-index="329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4">on </text:span><text:span text:style-name="T255">every </text:span><text:span text:style-name="T254">coefficients at</text:span><text:span text:style-name="T254"><draw:frame draw:style-name="fr2" draw:name="Objet140" text:anchor-type="as-char" svg:width="0.422cm" svg:height="0.467cm" draw:z-index="330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6"><draw:frame draw:style-name="fr2" draw:name="Objet150" text:anchor-type="as-char" svg:width="2.221cm" svg:height="0.482cm" draw:z-index="331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2" draw:name="Objet151" text:anchor-type="as-char" svg:width="2.658cm" svg:height="0.54cm" draw:z-index="332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6"><text:span text:style-name="T11">Proposition –</text:span><text:span text:style-name="T258"> </text:span><text:span text:style-name="T258"><draw:frame draw:style-name="fr2" draw:name="Objet145" text:anchor-type="as-char" svg:width="1.252cm" svg:height="0.467cm" draw:z-index="333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9">is an activation function. </text:span><text:span text:style-name="T230">Its </text:span>Jacobian matrix is</text:p>
      <text:p text:style-name="P14"><draw:frame draw:style-name="fr2" draw:name="Objet26" text:anchor-type="as-char" svg:width="8.931cm" svg:height="3.63cm" draw:z-index="334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><text:soft-page-break/></text:p>
      <text:p text:style-name="P17"><text:span text:style-name="T203">Proof:</text:span><text:span text:style-name="T152"> </text:span><text:span text:style-name="T153">TO DO.</text:span></text:p>
      <text:p text:style-name="P110"/>
      <text:p text:style-name="P6"><text:span text:style-name="T9">Proposition –</text:span> <text:span text:style-name="T241">T</text:span><text:span text:style-name="T131">he </text:span><text:span text:style-name="T133">following</text:span><text:span text:style-name="T131"> </text:span><text:span text:style-name="T211">vector</text:span><text:span text:style-name="T132"> wise </text:span><text:span text:style-name="T129">application</text:span><text:span text:style-name="T134"> </text:span><text:span text:style-name="T230">is an</text:span><text:span text:style-name="T135"> activation function</text:span></text:p>
      <text:p text:style-name="P10"><draw:frame draw:style-name="fr2" draw:name="Objet45" text:anchor-type="as-char" svg:width="4.382cm" svg:height="2.514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2" draw:name="Objet48" text:anchor-type="as-char" svg:width="0.407cm" svg:height="0.467cm" draw:z-index="51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7">element-wise </text:span><text:span text:style-name="T130">exponential </text:span><text:span text:style-name="T140">operation</text:span>.</text:p>
      <text:p text:style-name="P13">The<draw:frame draw:style-name="fr2" draw:name="Objet94" text:anchor-type="as-char" svg:width="1.64cm" svg:height="0.467cm" draw:z-index="5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8">function will be denoted as</text:span><text:span text:style-name="T148"><draw:frame draw:style-name="fr2" draw:name="Objet97" text:anchor-type="as-char" svg:width="0.443cm" svg:height="0.467cm" draw:z-index="5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8">for simplicity.</text:span></text:p>
      <text:p text:style-name="P12"/>
      <text:p text:style-name="P55">Its Jacobian matrix is</text:p>
      <text:p text:style-name="P11"><draw:frame draw:style-name="fr2" draw:name="Objet95" text:anchor-type="as-char" svg:width="3.253cm" svg:height="1.773cm" draw:z-index="5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3">where<draw:frame draw:style-name="fr2" draw:name="Objet37" text:anchor-type="as-char" svg:width="1.716cm" svg:height="0.527cm" draw:z-index="55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2" draw:name="Objet98" text:anchor-type="as-char" svg:width="4.149cm" svg:height="0.557cm" draw:z-index="335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4"><draw:frame draw:style-name="fr2" draw:name="Objet99" text:anchor-type="as-char" svg:width="5.743cm" svg:height="0.998cm" draw:z-index="5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49">w</text:span>ith<draw:frame draw:style-name="fr2" draw:name="Objet77" text:anchor-type="as-char" svg:width="0.907cm" svg:height="0.473cm" draw:z-index="57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0">the Kronecker </text:span><text:span text:style-name="T151">delta</text:span><text:span text:style-name="T150">.</text:span></text:p>
      <text:p text:style-name="P15"/>
      <text:p text:style-name="P16"><text:span text:style-name="T203">Proof:</text:span><text:span text:style-name="T152"> </text:span><text:span text:style-name="T153">TO DO.</text:span></text:p>
      <text:p text:style-name="P133"/>
      <text:h text:style-name="P213" text:outline-level="1"><text:span text:style-name="T207">3</text:span> – <text:span text:style-name="T114">L</text:span><text:span text:style-name="T113">oss</text:span></text:h>
      <text:p text:style-name="P115"/>
      <text:p text:style-name="P182"><text:span text:style-name="T265">Definition –</text:span><text:span text:style-name="T17"> </text:span><text:span text:style-name="T24">Let</text:span><text:span text:style-name="T24"><draw:frame draw:style-name="fr2" draw:name="Objet130" text:anchor-type="as-char" svg:width="1.713cm" svg:height="0.582cm" draw:z-index="5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2" draw:name="Objet49" text:anchor-type="as-char" svg:width="1.732cm" svg:height="0.531cm" draw:z-index="5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7">Let</text:span><text:span text:style-name="T17"><draw:frame draw:style-name="fr2" draw:name="Objet109" text:anchor-type="as-char" svg:width="1.122cm" svg:height="0.519cm" draw:z-index="60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2" draw:name="Objet110" text:anchor-type="as-char" svg:width="2.806cm" svg:height="0.591cm" draw:z-index="61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2" draw:name="Objet131" text:anchor-type="as-char" svg:width="0.905cm" svg:height="0.591cm" draw:z-index="62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5"><draw:frame draw:style-name="fr2" draw:name="Objet138" text:anchor-type="as-char" svg:width="6.83cm" svg:height="1.235cm" draw:z-index="63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6"><text:span text:style-name="T238">is </text:span><text:span text:style-name="T215">a</text:span><text:span text:style-name="T219">n increasing</text:span><text:span text:style-name="T215"> </text:span><text:span text:style-name="T217">function</text:span><text:span text:style-name="T215"> according </text:span><text:span text:style-name="T218">each </text:span><text:span text:style-name="T248">coefficient </text:span><text:span text:style-name="T262">with</text:span><text:span text:style-name="T250"><draw:frame draw:style-name="fr2" draw:name="Objet93" text:anchor-type="as-char" svg:width="1.707cm" svg:height="0.531cm" draw:z-index="6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3">such as</text:span><text:span text:style-name="T263"><draw:frame draw:style-name="fr2" draw:name="Objet178" text:anchor-type="as-char" svg:width="1.395cm" svg:height="0.591cm" draw:z-index="65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4">is always defined</text:span><text:span text:style-name="T216">.</text:span></text:p>
      <text:p text:style-name="P136"><text:soft-page-break/><text:span text:style-name="T251">The</text:span><text:span text:style-name="T251"><draw:frame draw:style-name="fr2" draw:name="Objet96" text:anchor-type="as-char" svg:width="0.466cm" svg:height="0.467cm" draw:z-index="6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1">matrix is named the ground truth.</text:span></text:p>
      <text:p text:style-name="P109"/>
      <text:p text:style-name="P181"><text:span text:style-name="T214">Proposition</text:span> – <text:span text:style-name="T17">Let</text:span><text:span text:style-name="T17"><draw:frame draw:style-name="fr2" draw:name="Objet128" text:anchor-type="as-char" svg:width="1.856cm" svg:height="0.552cm" draw:z-index="6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6"><draw:frame draw:style-name="fr2" draw:name="Objet129" text:anchor-type="as-char" svg:width="4.477cm" svg:height="1.875cm" draw:z-index="68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2"><text:span text:style-name="T242">is</text:span><text:span text:style-name="T240"> a loss function. </text:span><text:span text:style-name="T278">The application is named Categorical cross-entropy loss.</text:span></text:p>
      <text:p text:style-name="P38"/>
      <text:p text:style-name="P38">Its Gradient matrix is</text:p>
      <text:p text:style-name="P118"><draw:frame draw:style-name="fr2" draw:name="Objet136" text:anchor-type="as-char" svg:width="5.055cm" svg:height="1.977cm" draw:z-index="69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1"/>
      <text:p text:style-name="P112"><text:span text:style-name="T204">P</text:span><text:span text:style-name="T203">roof:</text:span> TO DO.</text:p>
      <text:p text:style-name="P114"/>
      <text:p text:style-name="P183"><text:span text:style-name="T265">Proposition –</text:span> <text:span text:style-name="T66">Let</text:span><text:span text:style-name="T66"><draw:frame draw:style-name="fr2" draw:name="Objet182" text:anchor-type="as-char" svg:width="1.856cm" svg:height="0.552cm" draw:z-index="33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2" draw:name="Objet165" text:anchor-type="as-char" svg:width="2.805cm" svg:height="0.542cm" draw:z-index="33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2" draw:name="Objet166" text:anchor-type="as-char" svg:width="2.815cm" svg:height="0.542cm" draw:z-index="33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2" draw:name="Objet180" text:anchor-type="as-char" svg:width="1.64cm" svg:height="0.467cm" draw:z-index="339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2" draw:name="Objet177" text:anchor-type="as-char" svg:width="2.813cm" svg:height="0.534cm" draw:z-index="340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2" draw:name="Objet183" text:anchor-type="as-char" svg:width="0.744cm" svg:height="0.527cm" draw:z-index="341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1"><draw:frame draw:style-name="fr2" draw:name="Objet181" text:anchor-type="as-char" svg:width="4.385cm" svg:height="1.249cm" draw:z-index="342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4"/>
      <text:p text:style-name="P134"><text:span text:style-name="T203">Proof:</text:span> TO DO.</text:p>
      <text:p text:style-name="P114"/>
      <text:h text:style-name="P210" text:outline-level="1"><text:span text:style-name="T128">4</text:span> – <text:span text:style-name="T112">Dense layers</text:span></text:h>
      <text:p text:style-name="P33"/>
      <text:p text:style-name="P94"><text:span text:style-name="T265">Definition –</text:span><text:span text:style-name="T17"> </text:span><text:span text:style-name="T52">T</text:span><text:span text:style-name="T49">he </text:span><text:span text:style-name="T51">application</text:span></text:p>
      <text:p text:style-name="P117"><draw:frame draw:style-name="fr2" draw:name="Objet179" text:anchor-type="as-char" svg:width="4.987cm" svg:height="1.289cm" draw:z-index="70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7">defines a dense layer <text:span text:style-name="T237">with</text:span><text:span text:style-name="T231"><draw:frame draw:style-name="fr2" draw:name="Objet108" text:anchor-type="as-char" svg:width="0.466cm" svg:height="0.467cm" draw:z-index="71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9">named </text:span><text:span text:style-name="T232">the input vector, </text:span><text:span text:style-name="T232"><draw:frame draw:style-name="fr2" draw:name="Objet144" text:anchor-type="as-char" svg:width="0.605cm" svg:height="0.467cm" draw:z-index="72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9">named </text:span><text:span text:style-name="T233">the weight matri</text:span><text:span text:style-name="T234">x </text:span><text:span text:style-name="T235">and</text:span><text:span text:style-name="T235"><draw:frame draw:style-name="fr2" draw:name="Objet146" text:anchor-type="as-char" svg:width="0.425cm" svg:height="0.467cm" draw:z-index="73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9">named </text:span><text:span text:style-name="T236">the bias matrix.</text:span></text:p>
      <text:p text:style-name="P37"><text:soft-page-break/></text:p>
      <text:p text:style-name="P42">The notation<draw:frame draw:style-name="fr2" draw:name="Objet25" text:anchor-type="as-char" svg:width="0.579cm" svg:height="0.531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6">means</text:span><text:span text:style-name="T243"> the application</text:span><text:span text:style-name="T243"><draw:frame draw:style-name="fr2" draw:name="Objet272" text:anchor-type="as-char" svg:width="3.865cm" svg:height="0.591cm" draw:z-index="343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5">corresponding to </text:span><text:span text:style-name="T247">the </text:span><text:span text:style-name="T351">row</text:span><text:span text:style-name="T247"><draw:frame draw:style-name="fr2" draw:name="Objet36" text:anchor-type="as-char" svg:width="0.395cm" svg:height="0.467cm" draw:z-index="7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9">of </text:span><text:span text:style-name="T351">the second </text:span><text:span text:style-name="T353">matrix </text:span><text:span text:style-name="T351">component </text:span><text:span text:style-name="T352">of</text:span><text:span text:style-name="T245"> </text:span><text:span text:style-name="T243">the </text:span><text:span text:style-name="T244">dense layer</text:span><draw:frame draw:style-name="fr2" draw:name="Objet35" text:anchor-type="as-char" svg:width="0.462cm" svg:height="0.467cm" draw:z-index="76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2">Let</text:span><text:span text:style-name="T252"><draw:frame draw:style-name="fr2" draw:name="Objet135" text:anchor-type="as-char" svg:width="1.342cm" svg:height="0.527cm" draw:z-index="34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2">an input vector</text:span><text:span text:style-name="T252">, </text:span><text:span text:style-name="T252"><draw:frame draw:style-name="fr2" draw:name="Objet134" text:anchor-type="as-char" svg:width="1.946cm" svg:height="0.531cm" draw:z-index="345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3">a weight matrix </text:span><text:span text:style-name="T253">and</text:span><text:span text:style-name="T252"><draw:frame draw:style-name="fr2" draw:name="Objet127" text:anchor-type="as-char" svg:width="1.399cm" svg:height="0.527cm" draw:z-index="34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4">a</text:span><text:span text:style-name="T273"> bias matrix </text:span><text:span text:style-name="T252">then</text:span></text:p>
      <text:p text:style-name="P44"><draw:frame draw:style-name="fr2" draw:name="Objet132" text:anchor-type="as-char" svg:width="2.379cm" svg:height="0.482cm" draw:z-index="34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2" draw:name="Objet137" text:anchor-type="as-char" svg:width="7.745cm" svg:height="0.591cm" draw:z-index="348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7"/>
      <text:p text:style-name="P96"><text:span text:style-name="T228">P</text:span>roposition –<text:span text:style-name="T17"> </text:span><text:span text:style-name="T156">Let</text:span><text:span text:style-name="T156"><draw:frame draw:style-name="fr2" draw:name="Objet184" text:anchor-type="as-char" svg:width="4.78cm" svg:height="0.591cm" draw:z-index="349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5">a</text:span><text:span text:style-name="T159"> </text:span><text:span text:style-name="T161">dense layer </text:span><text:span text:style-name="T179">function. </text:span><text:span text:style-name="T181">Then</text:span><text:span text:style-name="T181"><draw:frame draw:style-name="fr2" draw:name="Objet188" text:anchor-type="as-char" svg:width="0.462cm" svg:height="0.467cm" draw:z-index="350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2" draw:name="Objet186" text:anchor-type="as-char" svg:width="0.744cm" svg:height="0.527cm" draw:z-index="35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0">and</text:span><text:span text:style-name="T170"><draw:frame draw:style-name="fr2" draw:name="Objet187" text:anchor-type="as-char" svg:width="0.84cm" svg:height="0.527cm" draw:z-index="35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0">respectively</text:span><text:span text:style-name="T165">.</text:span></text:p>
      <text:p text:style-name="P142"/>
      <text:p text:style-name="P97"><text:span text:style-name="T175">Let</text:span><text:span text:style-name="T175"><draw:frame draw:style-name="fr2" draw:name="Objet189" text:anchor-type="as-char" svg:width="1.342cm" svg:height="0.527cm" draw:z-index="35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2" draw:name="Objet190" text:anchor-type="as-char" svg:width="1.399cm" svg:height="0.527cm" draw:z-index="35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2" draw:name="Objet191" text:anchor-type="as-char" svg:width="3.962cm" svg:height="0.591cm" draw:z-index="35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3">is also derivable </text:span><text:span text:style-name="T184">according the second variable </text:span><text:span text:style-name="T174">for all</text:span><text:span text:style-name="T174"><draw:frame draw:style-name="fr2" draw:name="Objet192" text:anchor-type="as-char" svg:width="1.947cm" svg:height="0.482cm" draw:z-index="35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4">.</text:span></text:p>
      <text:p text:style-name="P142"/>
      <text:p text:style-name="P96"><text:span text:style-name="T53">Its </text:span><text:span text:style-name="T108">Gradient or </text:span><text:span text:style-name="T53">Jacobian matri</text:span><text:span text:style-name="T54">ces are</text:span></text:p>
      <text:p text:style-name="P51"><draw:frame draw:style-name="fr2" draw:name="Objet194" text:anchor-type="as-char" svg:width="3.366cm" svg:height="1.235cm" draw:z-index="357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5"><draw:frame draw:style-name="fr2" draw:name="Objet42" text:anchor-type="as-char" svg:width="2.379cm" svg:height="0.482cm" draw:z-index="7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5">,</text:span><text:span text:style-name="T154"><draw:frame draw:style-name="fr2" draw:name="Objet39" text:anchor-type="as-char" svg:width="3.014cm" svg:height="1.189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9"><draw:frame draw:style-name="fr2" draw:name="Objet154" text:anchor-type="as-char" svg:width="3.554cm" svg:height="1.304cm" draw:z-index="8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9">with<draw:frame draw:style-name="fr2" draw:name="Objet162" text:anchor-type="as-char" svg:width="0.686cm" svg:height="0.531cm" draw:z-index="81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2" draw:name="Objet168" text:anchor-type="as-char" svg:width="1.566cm" svg:height="0.467cm" draw:z-index="82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4"/>
      <text:p text:style-name="P113"><text:span text:style-name="T204">P</text:span><text:span text:style-name="T203">roof:</text:span> TO DO.</text:p>
      <text:p text:style-name="P34"/>
      <text:p text:style-name="P99"><text:span text:style-name="T228">P</text:span><text:span text:style-name="T229">roposition –</text:span><text:span text:style-name="T50"> </text:span><text:span text:style-name="T156">Let</text:span><text:span text:style-name="T156"><draw:frame draw:style-name="fr2" draw:name="Objet155" text:anchor-type="as-char" svg:width="4.78cm" svg:height="0.591cm" draw:z-index="8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7">and</text:span><text:span text:style-name="T157"><draw:frame draw:style-name="fr2" draw:name="Objet156" text:anchor-type="as-char" svg:width="3.314cm" svg:height="0.527cm" draw:z-index="8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8">the</text:span><text:span text:style-name="T159"> </text:span><text:span text:style-name="T161">dense layer </text:span><text:span text:style-name="T162">and</text:span><text:span text:style-name="T163"><draw:frame draw:style-name="fr2" draw:name="Objet157" text:anchor-type="as-char" svg:width="1.252cm" svg:height="0.467cm" draw:z-index="8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8">activation functions</text:span><text:span text:style-name="T160">. </text:span><text:span text:style-name="T182">Let</text:span><text:span text:style-name="T182"><draw:frame draw:style-name="fr2" draw:name="Objet210" text:anchor-type="as-char" svg:width="4.865cm" svg:height="1.221cm" draw:z-index="358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3">such as</text:span><text:span text:style-name="T183"><draw:frame draw:style-name="fr2" draw:name="Objet211" text:anchor-type="as-char" svg:width="3.662cm" svg:height="0.557cm" draw:z-index="359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2">. </text:span><text:span text:style-name="T164">The</text:span><text:span text:style-name="T165">n</text:span><text:span text:style-name="T164"><draw:frame draw:style-name="fr2" draw:name="Objet158" text:anchor-type="as-char" svg:width="8.784cm" svg:height="0.591cm" draw:z-index="8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2" draw:name="Objet159" text:anchor-type="as-char" svg:width="0.744cm" svg:height="0.527cm" draw:z-index="8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0">and</text:span><text:span text:style-name="T170"><draw:frame draw:style-name="fr2" draw:name="Objet163" text:anchor-type="as-char" svg:width="0.84cm" svg:height="0.527cm" draw:z-index="8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0">respectively</text:span><text:span text:style-name="T165">.</text:span></text:p>
      <text:p text:style-name="P100"/>
      <text:p text:style-name="P43">The notation<draw:frame draw:style-name="fr2" draw:name="Objet214" text:anchor-type="as-char" svg:width="1.443cm" svg:height="0.591cm" draw:z-index="360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2" draw:name="Objet215" text:anchor-type="as-char" svg:width="0.556cm" svg:height="0.467cm" draw:z-index="36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9">of</text:span><text:span text:style-name="T249"><draw:frame draw:style-name="fr2" draw:name="Objet216" text:anchor-type="as-char" svg:width="1.443cm" svg:height="0.527cm" draw:z-index="362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2">Let</text:span><text:span text:style-name="T252"><draw:frame draw:style-name="fr2" draw:name="Objet217" text:anchor-type="as-char" svg:width="1.6cm" svg:height="0.527cm" draw:z-index="363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2">then</text:span></text:p>
      <text:p text:style-name="P47"><text:soft-page-break/><draw:frame draw:style-name="fr2" draw:name="Objet212" text:anchor-type="as-char" svg:width="2.54cm" svg:height="0.482cm" draw:z-index="36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2" draw:name="Objet213" text:anchor-type="as-char" svg:width="4.884cm" svg:height="0.591cm" draw:z-index="36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0"/>
      <text:p text:style-name="P95"><text:span text:style-name="T175">Let</text:span><text:span text:style-name="T175"><draw:frame draw:style-name="fr2" draw:name="Objet167" text:anchor-type="as-char" svg:width="1.342cm" svg:height="0.527cm" draw:z-index="36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2" draw:name="Objet185" text:anchor-type="as-char" svg:width="1.399cm" svg:height="0.527cm" draw:z-index="36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2" draw:name="Objet160" text:anchor-type="as-char" svg:width="6.787cm" svg:height="0.591cm" draw:z-index="9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3">is also derivable </text:span><text:span text:style-name="T174">for all</text:span><text:span text:style-name="T174"><draw:frame draw:style-name="fr2" draw:name="Objet164" text:anchor-type="as-char" svg:width="2.108cm" svg:height="0.482cm" draw:z-index="9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4">.</text:span></text:p>
      <text:p text:style-name="P138"/>
      <text:p text:style-name="P98"><text:span text:style-name="T53">Its </text:span><text:span text:style-name="T107">Gradient</text:span><text:span text:style-name="T53"> matri</text:span><text:span text:style-name="T54">ces are</text:span></text:p>
      <text:p text:style-name="P52"/>
      <text:p text:style-name="P120"><draw:frame draw:style-name="fr2" draw:name="Objet152" text:anchor-type="as-char" svg:width="12.467cm" svg:height="1.799cm" draw:z-index="121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5"><text:span text:style-name="T277">where</text:span><text:span text:style-name="T277"><draw:frame draw:style-name="fr2" draw:name="Objet218" text:anchor-type="as-char" svg:width="1.776cm" svg:height="0.527cm" draw:z-index="36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7">,</text:span><text:span text:style-name="T277"><draw:frame draw:style-name="fr2" draw:name="Objet219" text:anchor-type="as-char" svg:width="2.221cm" svg:height="0.482cm" draw:z-index="36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7">,</text:span></text:p>
      <text:p text:style-name="P148"><draw:frame draw:style-name="fr2" draw:name="Objet220" text:anchor-type="as-char" svg:width="17.254cm" svg:height="1.139cm" draw:z-index="370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3"><text:span text:style-name="T275">with</text:span><text:span text:style-name="T275"><draw:frame draw:style-name="fr2" draw:name="Objet197" text:anchor-type="as-char" svg:width="1.946cm" svg:height="0.531cm" draw:z-index="12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6">a weight matrix, </text:span><text:span text:style-name="T252"><draw:frame draw:style-name="fr2" draw:name="Objet198" text:anchor-type="as-char" svg:width="1.399cm" svg:height="0.527cm" draw:z-index="37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4">a</text:span><text:span text:style-name="T273"> bias matrix.</text:span></text:p>
      <text:p text:style-name="P143"/>
      <text:p text:style-name="P20"><text:span text:style-name="T155"><draw:frame draw:style-name="fr2" draw:name="Objet195" text:anchor-type="as-char" svg:width="2.54cm" svg:height="0.482cm" draw:z-index="131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5">,</text:span><text:span text:style-name="T154"><draw:frame draw:style-name="fr2" draw:name="Objet196" text:anchor-type="as-char" svg:width="13.64cm" svg:height="1.838cm" draw:z-index="135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5"><text:span text:style-name="T277">where</text:span><text:span text:style-name="T277"><draw:frame draw:style-name="fr2" draw:name="Objet221" text:anchor-type="as-char" svg:width="1.82cm" svg:height="0.527cm" draw:z-index="372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7">,</text:span><text:span text:style-name="T277"><draw:frame draw:style-name="fr2" draw:name="Objet222" text:anchor-type="as-char" svg:width="2.221cm" svg:height="0.482cm" draw:z-index="373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7">,</text:span></text:p>
      <text:p text:style-name="P148"><draw:frame draw:style-name="fr2" draw:name="Objet223" text:anchor-type="as-char" svg:width="16.986cm" svg:height="1.122cm" draw:z-index="37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86">with</text:span><text:span text:style-name="T186"><draw:frame draw:style-name="fr2" draw:name="Objet202" text:anchor-type="as-char" svg:width="1.342cm" svg:height="0.527cm" draw:z-index="13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7">a</text:span><text:span text:style-name="T193">n input</text:span><text:span text:style-name="T187"> matrix, </text:span><text:span text:style-name="T188"><draw:frame draw:style-name="fr2" draw:name="Objet203" text:anchor-type="as-char" svg:width="1.399cm" svg:height="0.527cm" draw:z-index="151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9">a</text:span><text:span text:style-name="T190"> bias matrix</text:span><text:span text:style-name="T191">.</text:span></text:p>
      <text:p text:style-name="P124"/>
      <text:p text:style-name="P146"><draw:frame draw:style-name="fr2" draw:name="Objet193" text:anchor-type="as-char" svg:width="12.384cm" svg:height="1.799cm" draw:z-index="9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6"><text:span text:style-name="T277">where</text:span><text:span text:style-name="T277"><draw:frame draw:style-name="fr2" draw:name="Objet225" text:anchor-type="as-char" svg:width="1.831cm" svg:height="0.527cm" draw:z-index="14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7">,</text:span><text:span text:style-name="T277"><draw:frame draw:style-name="fr2" draw:name="Objet226" text:anchor-type="as-char" svg:width="2.54cm" svg:height="0.482cm" draw:z-index="14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7">,</text:span></text:p>
      <text:p text:style-name="P149"><draw:frame draw:style-name="fr2" draw:name="Objet224" text:anchor-type="as-char" svg:width="15.485cm" svg:height="1.088cm" draw:z-index="128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86">with</text:span><text:span text:style-name="T186"><draw:frame draw:style-name="fr2" draw:name="Objet208" text:anchor-type="as-char" svg:width="1.342cm" svg:height="0.527cm" draw:z-index="110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7">a weight matrix </text:span><text:span text:style-name="T192">and</text:span><text:span text:style-name="T186"><draw:frame draw:style-name="fr2" draw:name="Objet209" text:anchor-type="as-char" svg:width="1.946cm" svg:height="0.531cm" draw:z-index="111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7">a weight matrix.</text:span></text:p>
      <text:p text:style-name="P144"><text:soft-page-break/></text:p>
      <text:p text:style-name="P50"><text:span text:style-name="T203">Proof:</text:span> TO DO.</text:p>
      <text:p text:style-name="P35"/>
      <text:h text:style-name="P211" text:outline-level="1"><text:span text:style-name="T128">5</text:span> – <text:span text:style-name="T110">Neural Network</text:span><text:span text:style-name="T116">s</text:span></text:h>
      <text:p text:style-name="P18"/>
      <text:p text:style-name="P57"><text:span text:style-name="T271">Definition –</text:span><text:span text:style-name="T304"> </text:span><text:span text:style-name="T293">A training data set is defined as </text:span><text:span text:style-name="T294">couples </text:span><text:span text:style-name="T295">of </text:span><text:span text:style-name="T296">vectors</text:span><text:span text:style-name="T295"><draw:frame draw:style-name="fr2" draw:name="Objet242" text:anchor-type="as-char" svg:width="3.141cm" svg:height="0.637cm" draw:z-index="13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8">for</text:span><text:span text:style-name="T297"><draw:frame draw:style-name="fr2" draw:name="Objet243" text:anchor-type="as-char" svg:width="1.625cm" svg:height="0.482cm" draw:z-index="139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7">. </text:span><text:span text:style-name="T302">The</text:span><text:span text:style-name="T297"><draw:frame draw:style-name="fr2" draw:name="Objet247" text:anchor-type="as-char" svg:width="0.603cm" svg:height="0.527cm" draw:z-index="375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2">are</text:span><text:span text:style-name="T299"> named input or feature matri</text:span><text:span text:style-name="T302">ces</text:span><text:span text:style-name="T299"> </text:span><text:span text:style-name="T300">and </text:span><text:span text:style-name="T303">the</text:span><text:span text:style-name="T300"><draw:frame draw:style-name="fr2" draw:name="Objet246" text:anchor-type="as-char" svg:width="0.57cm" svg:height="0.607cm" draw:z-index="142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1">target or label matri</text:span><text:span text:style-name="T303">ces</text:span><text:span text:style-name="T301">.</text:span></text:p>
      <text:p text:style-name="P59"/>
      <text:p text:style-name="P101"><text:span text:style-name="T265">Definition –</text:span><text:span text:style-name="T17"> </text:span><text:span text:style-name="T78">Let</text:span><text:span text:style-name="T79"><draw:frame draw:style-name="fr2" draw:name="Objet20" text:anchor-type="as-char" svg:width="0.466cm" svg:height="0.467cm" draw:z-index="144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2" draw:name="Objet21" text:anchor-type="as-char" svg:width="5.456cm" svg:height="0.598cm" draw:z-index="14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2" draw:name="Objet22" text:anchor-type="as-char" svg:width="1.767cm" svg:height="0.482cm" draw:z-index="37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2" draw:name="Objet249" text:anchor-type="as-char" svg:width="2.321cm" svg:height="0.628cm" draw:z-index="377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2" draw:name="Objet252" text:anchor-type="as-char" svg:width="1.693cm" svg:height="0.534cm" draw:z-index="378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2" draw:name="Objet253" text:anchor-type="as-char" svg:width="0.596cm" svg:height="0.527cm" draw:z-index="380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3" draw:name="Objet15" text:anchor-type="as-char" svg:y="-0.524cm" svg:width="3.6cm" svg:height="0.637cm" draw:z-index="14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2" draw:name="Objet23" text:anchor-type="as-char" svg:width="1.625cm" svg:height="0.482cm" draw:z-index="14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2" draw:name="Objet24" text:anchor-type="as-char" svg:width="2.859cm" svg:height="0.672cm" draw:z-index="38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2" draw:name="Objet250" text:anchor-type="as-char" svg:width="1.625cm" svg:height="0.482cm" draw:z-index="382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3" draw:name="Objet241" text:anchor-type="as-char" svg:y="-0.524cm" svg:width="1.725cm" svg:height="0.676cm" draw:z-index="148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0"/>
      <text:p text:style-name="P102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2" draw:name="Objet306" text:anchor-type="as-char" svg:width="6.304cm" svg:height="1.413cm" draw:z-index="383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66"/>
      <text:p text:style-name="P102"><text:span text:style-name="T95">The optimization problem </text:span><text:span text:style-name="T103">is</text:span><text:span text:style-name="T88"><draw:frame draw:style-name="fr2" draw:name="Objet271" text:anchor-type="as-char" svg:width="5.47cm" svg:height="1.178cm" draw:z-index="38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2" draw:name="Objet248" text:anchor-type="as-char" svg:width="9.174cm" svg:height="1.139cm" draw:z-index="385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58"/>
      <text:p text:style-name="P62"><text:span text:style-name="T13">Theorem</text:span><text:span text:style-name="T9"> –</text:span> <text:span text:style-name="T306">Let</text:span><text:span text:style-name="T307"><draw:frame draw:style-name="fr2" draw:name="Objet251" text:anchor-type="as-char" svg:width="0.466cm" svg:height="0.467cm" draw:z-index="153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8">dense </text:span><text:span text:style-name="T309">layers </text:span><text:span text:style-name="T308">with activation functions –</text:span><text:span text:style-name="T309"><draw:frame draw:style-name="fr2" draw:name="Objet254" text:anchor-type="as-char" svg:width="6.004cm" svg:height="0.564cm" draw:z-index="154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0">for</text:span><text:span text:style-name="T310"><draw:frame draw:style-name="fr2" draw:name="Objet255" text:anchor-type="as-char" svg:width="2.33cm" svg:height="0.482cm" draw:z-index="155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4">and</text:span><draw:frame draw:style-name="fr2" draw:name="Objet267" text:anchor-type="as-char" svg:width="5.165cm" svg:height="0.564cm" draw:z-index="386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1"><draw:frame draw:style-name="fr2" draw:name="Objet256" text:anchor-type="as-char" svg:width="2.321cm" svg:height="0.628cm" draw:z-index="156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1">and</text:span><text:span text:style-name="T311"><draw:frame draw:style-name="fr2" draw:name="Objet257" text:anchor-type="as-char" svg:width="1.693cm" svg:height="0.534cm" draw:z-index="157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5">are defined as </text:span><text:span text:style-name="T311">the</text:span><text:span text:style-name="T311"><draw:frame draw:style-name="fr2" draw:name="Objet258" text:anchor-type="as-char" svg:width="0.596cm" svg:height="0.527cm" draw:z-index="158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2">weight and </text:span><text:span text:style-name="T311">bias matri</text:span><text:span text:style-name="T312">ces</text:span><text:span text:style-name="T313">. </text:span><text:span text:style-name="T314">Let </text:span><text:span text:style-name="T315">a training data set</text:span><text:span text:style-name="T315"><draw:frame draw:style-name="fr3" draw:name="Objet259" text:anchor-type="as-char" svg:y="-0.524cm" svg:width="3.6cm" svg:height="0.637cm" draw:z-index="15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6">for</text:span><text:span text:style-name="T316"><draw:frame draw:style-name="fr2" draw:name="Objet260" text:anchor-type="as-char" svg:width="1.625cm" svg:height="0.482cm" draw:z-index="16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5">. </text:span><text:span text:style-name="T317">Let</text:span><text:span text:style-name="T317"><draw:frame draw:style-name="fr2" draw:name="Objet261" text:anchor-type="as-char" svg:width="2.658cm" svg:height="0.616cm" draw:z-index="161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3">Categorical cross-entropy </text:span><text:span text:style-name="T317">loss</text:span><text:span text:style-name="T333">es</text:span><text:span text:style-name="T318"> </text:span><text:span text:style-name="T319">for</text:span><text:span text:style-name="T12"><draw:frame draw:style-name="fr2" draw:name="Objet262" text:anchor-type="as-char" svg:width="1.625cm" svg:height="0.482cm" draw:z-index="162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0">with</text:span><text:span text:style-name="T320"><draw:frame draw:style-name="fr3" draw:name="Objet263" text:anchor-type="as-char" svg:y="-0.524cm" svg:width="1.725cm" svg:height="0.676cm" draw:z-index="163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1">as</text:span><text:span text:style-name="T322"> ground truth matrices </text:span><text:span text:style-name="T323">respectively</text:span><text:span text:style-name="T317">.</text:span></text:p>
      <text:p text:style-name="P61"/>
      <text:p text:style-name="P103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2" draw:name="Objet264" text:anchor-type="as-char" svg:width="2.766cm" svg:height="0.534cm" draw:z-index="164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67"/>
      <text:p text:style-name="P63"><text:soft-page-break/><draw:frame draw:style-name="fr4" draw:name="Objet265" text:anchor-type="as-char" svg:width="8.359cm" svg:height="0.727cm" draw:z-index="165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8"/>
      <text:p text:style-name="P104"><text:span text:style-name="T101">is a neural network</text:span><text:span text:style-name="T88"> </text:span><text:span text:style-name="T106">and its objective function is</text:span></text:p>
      <text:p text:style-name="P69"/>
      <text:p text:style-name="P70"><draw:frame draw:style-name="fr2" draw:name="Objet266" text:anchor-type="as-char" svg:width="9.119cm" svg:height="1.139cm" draw:z-index="387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8"/>
      <text:p text:style-name="P64">Let<draw:frame draw:style-name="fr2" draw:name="Objet268" text:anchor-type="as-char" svg:width="1.767cm" svg:height="0.482cm" draw:z-index="23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5">For all</text:span><text:span text:style-name="T334"><draw:frame draw:style-name="fr2" draw:name="Objet51" text:anchor-type="as-char" svg:width="1.625cm" svg:height="0.482cm" draw:z-index="37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4">, </text:span><text:span text:style-name="T355">let</text:span></text:p>
      <text:p text:style-name="P71"><draw:frame draw:style-name="fr2" draw:name="Objet277" text:anchor-type="as-char" svg:width="9.079cm" svg:height="1.42cm" draw:z-index="263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5"><draw:frame draw:style-name="fr2" draw:name="Objet269" text:anchor-type="as-char" svg:width="14.155cm" svg:height="3.164cm" draw:z-index="166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7"><text:span text:style-name="T349">then</text:span><draw:frame draw:style-name="fr2" draw:name="Objet239" text:anchor-type="as-char" svg:width="13.369cm" svg:height="3.651cm" draw:z-index="277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0">where</text:span><text:span text:style-name="T350"><draw:frame draw:style-name="fr2" draw:name="Objet312" text:anchor-type="as-char" svg:width="2.766cm" svg:height="0.482cm" draw:z-index="288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0">,</text:span><text:span text:style-name="T277"><draw:frame draw:style-name="fr2" draw:name="Objet240" text:anchor-type="as-char" svg:width="2.034cm" svg:height="0.534cm" draw:z-index="290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77">,</text:span><text:span text:style-name="T277"><draw:frame draw:style-name="fr2" draw:name="Objet270" text:anchor-type="as-char" svg:width="2.221cm" svg:height="0.482cm" draw:z-index="291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77">,</text:span></text:p>
      <text:p text:style-name="P152"><draw:frame draw:style-name="fr2" draw:name="Objet311" text:anchor-type="as-char" svg:width="8.819cm" svg:height="1.169cm" draw:z-index="293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2" draw:name="Objet313" text:anchor-type="as-char" svg:width="15.335cm" svg:height="1.189cm" draw:z-index="294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29"><text:span text:style-name="T275">with</text:span><text:span text:style-name="T275"><draw:frame draw:style-name="fr2" draw:name="Objet283" text:anchor-type="as-char" svg:width="2.378cm" svg:height="0.591cm" draw:z-index="295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6">a weight matrix, </text:span><text:span text:style-name="T252"><draw:frame draw:style-name="fr2" draw:name="Objet307" text:anchor-type="as-char" svg:width="1.831cm" svg:height="0.527cm" draw:z-index="297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4">a</text:span><text:span text:style-name="T273"> bias matrix.</text:span></text:p>
      <text:p text:style-name="P166"/>
      <text:p text:style-name="P73"><text:span text:style-name="T197">Let</text:span><text:span text:style-name="T197"><draw:frame draw:style-name="fr2" draw:name="Objet201" text:anchor-type="as-char" svg:width="1.042cm" svg:height="0.467cm" draw:z-index="299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2" draw:name="Objet204" text:anchor-type="as-char" svg:width="1.15cm" svg:height="0.591cm" draw:z-index="300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6">Gradient matrices are</text:span></text:p>
      <text:p text:style-name="P156"/>
      <text:p text:style-name="P22"><text:soft-page-break/><text:span text:style-name="T155"><draw:frame draw:style-name="fr2" draw:name="Objet205" text:anchor-type="as-char" svg:width="2.813cm" svg:height="0.531cm" draw:z-index="30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5">,</text:span><text:span text:style-name="T154"><draw:frame draw:style-name="fr2" draw:name="Objet206" text:anchor-type="as-char" svg:width="8.915cm" svg:height="1.99cm" draw:z-index="305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1"><text:span text:style-name="T277">where</text:span><text:span text:style-name="T277"><draw:frame draw:style-name="fr2" draw:name="Objet284" text:anchor-type="as-char" svg:width="2.057cm" svg:height="0.482cm" draw:z-index="306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7">,</text:span><text:span text:style-name="T277"><draw:frame draw:style-name="fr2" draw:name="Objet285" text:anchor-type="as-char" svg:width="1.901cm" svg:height="0.534cm" draw:z-index="307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77">,</text:span><text:span text:style-name="T277"><draw:frame draw:style-name="fr2" draw:name="Objet308" text:anchor-type="as-char" svg:width="2.355cm" svg:height="0.531cm" draw:z-index="308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77">,</text:span></text:p>
      <text:p text:style-name="P153"><draw:frame draw:style-name="fr3" draw:name="Objet309" text:anchor-type="as-char" svg:y="-0.755cm" svg:width="5.863cm" svg:height="1.201cm" draw:z-index="309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0"><draw:frame draw:style-name="fr2" draw:name="Objet310" text:anchor-type="as-char" svg:width="9.647cm" svg:height="0.672cm" draw:z-index="310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2"><draw:frame draw:style-name="fr2" draw:name="Objet317" text:anchor-type="as-char" svg:width="1.693cm" svg:height="0.534cm" draw:z-index="311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4">a</text:span><text:span text:style-name="T273"> bias matrix.</text:span></text:p>
      <text:p text:style-name="P156"/>
      <text:p text:style-name="P122"><draw:frame draw:style-name="fr2" draw:name="Objet319" text:anchor-type="as-char" svg:width="9.082cm" svg:height="1.965cm" draw:z-index="313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1"><text:span text:style-name="T277">where</text:span><text:span text:style-name="T277"><draw:frame draw:style-name="fr2" draw:name="Objet320" text:anchor-type="as-char" svg:width="2.057cm" svg:height="0.482cm" draw:z-index="314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77">,</text:span><text:span text:style-name="T277"><draw:frame draw:style-name="fr2" draw:name="Objet321" text:anchor-type="as-char" svg:width="1.949cm" svg:height="0.534cm" draw:z-index="315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77">,</text:span><text:span text:style-name="T277"><draw:frame draw:style-name="fr2" draw:name="Objet322" text:anchor-type="as-char" svg:width="2.813cm" svg:height="0.531cm" draw:z-index="316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77">,</text:span></text:p>
      <text:p text:style-name="P153"><draw:frame draw:style-name="fr2" draw:name="Objet323" text:anchor-type="as-char" svg:width="6.078cm" svg:height="1.229cm" draw:z-index="317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58"><draw:frame draw:style-name="fr2" draw:name="Objet324" text:anchor-type="as-char" svg:width="13.453cm" svg:height="1.139cm" draw:z-index="318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1"><text:span text:style-name="T275">with</text:span><text:span text:style-name="T275"><draw:frame draw:style-name="fr2" draw:name="Objet200" text:anchor-type="as-char" svg:width="2.321cm" svg:height="0.628cm" draw:z-index="319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6">a weight matrix</text:span><text:span text:style-name="T273">.</text:span></text:p>
      <text:p text:style-name="P166"/>
      <text:p text:style-name="P72"><text:span text:style-name="T197">Let</text:span><text:span text:style-name="T197"><draw:frame draw:style-name="fr2" draw:name="Objet199" text:anchor-type="as-char" svg:width="2.33cm" svg:height="0.482cm" draw:z-index="32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2" draw:name="Objet276" text:anchor-type="as-char" svg:width="1.15cm" svg:height="0.591cm" draw:z-index="16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6">Gradient matrices are</text:span></text:p>
      <text:p text:style-name="P154"/>
      <text:p text:style-name="P21"><text:span text:style-name="T155"><draw:frame draw:style-name="fr2" draw:name="Objet286" text:anchor-type="as-char" svg:width="2.813cm" svg:height="0.531cm" draw:z-index="225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5">,</text:span><text:span text:style-name="T154"><draw:frame draw:style-name="fr2" draw:name="Objet287" text:anchor-type="as-char" svg:width="10.426cm" svg:height="1.99cm" draw:z-index="226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8"><text:span text:style-name="T277">where</text:span><text:span text:style-name="T277"><draw:frame draw:style-name="fr2" draw:name="Objet274" text:anchor-type="as-char" svg:width="2.057cm" svg:height="0.482cm" draw:z-index="227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7">,</text:span><text:span text:style-name="T277"><draw:frame draw:style-name="fr2" draw:name="Objet288" text:anchor-type="as-char" svg:width="1.901cm" svg:height="0.534cm" draw:z-index="230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7">,</text:span><text:span text:style-name="T277"><draw:frame draw:style-name="fr2" draw:name="Objet289" text:anchor-type="as-char" svg:width="2.355cm" svg:height="0.531cm" draw:z-index="231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7">,</text:span></text:p>
      <text:p text:style-name="P151"><draw:frame draw:style-name="fr3" draw:name="Objet290" text:anchor-type="as-char" svg:y="-0.755cm" svg:width="7.377cm" svg:height="1.201cm" draw:z-index="232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59"><draw:frame draw:style-name="fr2" draw:name="Objet282" text:anchor-type="as-char" svg:width="16.806cm" svg:height="0.753cm" draw:z-index="240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2"><draw:frame draw:style-name="fr2" draw:name="Objet50" text:anchor-type="as-char" svg:width="1.693cm" svg:height="0.534cm" draw:z-index="24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4">a</text:span><text:span text:style-name="T273"> bias matrix.</text:span></text:p>
      <text:p text:style-name="P155"/>
      <text:p text:style-name="P121"><text:soft-page-break/><draw:frame draw:style-name="fr2" draw:name="Objet273" text:anchor-type="as-char" svg:width="10.516cm" svg:height="1.965cm" draw:z-index="16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7"><text:span text:style-name="T277">where</text:span><text:span text:style-name="T277"><draw:frame draw:style-name="fr2" draw:name="Objet280" text:anchor-type="as-char" svg:width="2.057cm" svg:height="0.482cm" draw:z-index="195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7">,</text:span><text:span text:style-name="T277"><draw:frame draw:style-name="fr2" draw:name="Objet275" text:anchor-type="as-char" svg:width="1.949cm" svg:height="0.534cm" draw:z-index="19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7">,</text:span><text:span text:style-name="T277"><draw:frame draw:style-name="fr2" draw:name="Objet278" text:anchor-type="as-char" svg:width="2.813cm" svg:height="0.531cm" draw:z-index="17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7">,</text:span></text:p>
      <text:p text:style-name="P150"><draw:frame draw:style-name="fr2" draw:name="Objet279" text:anchor-type="as-char" svg:width="7.514cm" svg:height="1.229cm" draw:z-index="17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7"><draw:frame draw:style-name="fr2" draw:name="Objet281" text:anchor-type="as-char" svg:width="14.974cm" svg:height="1.139cm" draw:z-index="17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0"><text:span text:style-name="T275">with</text:span><text:span text:style-name="T275"><draw:frame draw:style-name="fr2" draw:name="Objet44" text:anchor-type="as-char" svg:width="2.321cm" svg:height="0.628cm" draw:z-index="19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6">a weight matrix</text:span><text:span text:style-name="T273">.</text:span></text:p>
      <text:p text:style-name="P145"/>
      <text:p text:style-name="P65"><text:span text:style-name="T205">P</text:span><text:span text:style-name="T203">roof:</text:span><text:span text:style-name="T152"> TO DO.</text:span></text:p>
      <text:p text:style-name="P145"/>
      <text:h text:style-name="P212" text:outline-level="1"><text:span text:style-name="T305">6</text:span> – <text:span text:style-name="T115">Optimizations</text:span></text:h>
      <text:p text:style-name="P58"/>
      <text:p text:style-name="P74"><text:span text:style-name="T9">Definition –</text:span> Let<draw:frame draw:style-name="fr2" draw:name="Objet325" text:anchor-type="as-char" svg:width="2.305cm" svg:height="0.506cm" draw:z-index="203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57">with</text:span><text:span text:style-name="T357"><draw:frame draw:style-name="fr2" draw:name="Objet326" text:anchor-type="as-char" svg:width="1.401cm" svg:height="0.527cm" draw:z-index="204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57">. &lt;</text:span><text:span text:style-name="T367">TODO&gt;</text:span></text:p>
      <text:p text:style-name="P58"/>
      <text:h text:style-name="P207" text:outline-level="1"><text:span text:style-name="T305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13T08:12:35.305000000</dc:date>
    <meta:editing-duration>P2DT12H20M29S</meta:editing-duration>
    <meta:editing-cycles>1704</meta:editing-cycles>
    <meta:document-statistic meta:table-count="0" meta:image-count="0" meta:object-count="395" meta:page-count="15" meta:paragraph-count="202" meta:word-count="1001" meta:character-count="6908" meta:non-whitespace-character-count="6013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i>x</mi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{partial f} over {partial x} ( a 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τ</mi>
        <mo stretchy="false">∈</mo>
        <mi mathvariant="normal">ℜ</mi>
      </mrow>
    </mrow>
    <annotation encoding="StarMath 5.0">forall %tau in Re</annotation>
  </semantics>
</math>
</file>

<file path=Object 119/content.xml><?xml version="1.0" encoding="utf-8"?>
<math xmlns="http://www.w3.org/1998/Math/MathML" display="block">
  <semantics>
    <mrow>
      <mrow>
        <mrow>
          <mo fence="true" form="prefix" stretchy="true">|</mo>
          <mrow>
            <mi>τ</mi>
          </mrow>
          <mo fence="true" form="postfix" stretchy="true">|</mo>
        </mrow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i>τ</mi>
                              <mo stretchy="false">×</mo>
                              <mi>x</mi>
                            </mrow>
                            <mo stretchy="false">+</mo>
                            <mi>a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i>τ</mi>
                </mfrac>
                <mo stretchy="false">−</mo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x</mi>
                    </mrow>
                  </mfrac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abs {%tau} &lt; %eta drarrow ldline { { {f(%tau times x +  a) - f(a)} over {%tau} } - { {partial f} over {partial x} ( a ) }  } rdline lsub{m'} &lt;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U %toward M_{p,n} #
    x %as J_{g} ( f(x) ) times J_{f} ( x )
  }
right none

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⊂</mo>
      <mi mathvariant="normal">ℜ</mi>
    </mrow>
    <annotation encoding="StarMath 5.0">E subset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Ω</mi>
        <mi>'</mi>
      </msup>
    </mrow>
    <annotation encoding="StarMath 5.0">f : %OMEGA %toward %OMEGA^'</annotation>
  </semantics>
</math>
</file>

<file path=Object 303/content.xml><?xml version="1.0" encoding="utf-8"?>
<math xmlns="http://www.w3.org/1998/Math/MathML" display="block">
  <semantics>
    <mrow>
      <mi>g</mi>
      <mi mathvariant="normal">:</mi>
      <msup>
        <mi mathvariant="normal">Ω</mi>
        <mi>'</mi>
      </msup>
      <mi>↔</mi>
      <msup>
        <mi mathvariant="normal">Ω</mi>
        <mrow>
          <mi>'</mi>
          <mi>'</mi>
        </mrow>
      </msup>
    </mrow>
    <annotation encoding="StarMath 5.0">g : %OMEGA^' %toward %OMEGA^{''}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Ω</mi>
                    <mrow>
                      <mi>'</mi>
                      <mi>'</mi>
                    </mrow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^{''}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 mathvariant="normal">Ω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 mathvariant="normal">Ω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 mathvariant="normal">Ω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%OMEGA : left lbrace matrix {
	%OMEGA %toward Re^m ##
	x %as left lbrace matrix {
  		1 # x in %OMEGA ##
  		0 # x notin %OMEGA
	} right none
} right none

</annotation>
  </semantics>
</math>
</file>

<file path=Object 315/content.xml><?xml version="1.0" encoding="utf-8"?>
<math xmlns="http://www.w3.org/1998/Math/MathML" display="block">
  <semantics>
    <msub>
      <mn>1</mn>
      <mi mathvariant="normal">Ω</mi>
    </msub>
    <annotation encoding="StarMath 5.0">1_%OMEGA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79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≤</mo>
      <mrow>
        <mmultiscripts>
          <mrow>
            <mo fence="true" form="prefix" stretchy="false">‖</mo>
            <mrow>
              <mi>a</mi>
            </mrow>
            <mo fence="true" form="postfix" stretchy="false">‖</mo>
          </mrow>
          <mprescripts/>
          <mi>n</mi>
          <none/>
        </mmultiscripts>
        <mo stretchy="false">×</mo>
        <mmultiscripts>
          <mrow>
            <mo fence="true" form="prefix" stretchy="false">‖</mo>
            <mrow>
              <mi>b</mi>
            </mrow>
            <mo fence="true" form="postfix" stretchy="false">‖</mo>
          </mrow>
          <mprescripts/>
          <mi>n</mi>
          <none/>
        </mmultiscripts>
      </mrow>
    </mrow>
    <annotation encoding="StarMath 5.0">(a "|" b) lsub n &lt;= ldline a rdline lsub n times ldline b rdline lsub n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398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a</mi>
        </mrow>
        <mo fence="true" form="postfix" stretchy="false">)</mo>
      </mrow>
    </mrow>
    <annotation encoding="StarMath 5.0">f'(a)</annotation>
  </semantics>
</math>
</file>

<file path=Object 39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41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f in D( %OMEGA , Re^{m'} )</annotation>
  </semantics>
</math>
</file>

<file path=Object 412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f : left lbrace
  stack {
    %OMEGA %toward M_{m',m} #
    x %as left [ matrix {
		{partial f_1} over {partial x_1} (x) # dotsaxis # {partial f_1} over {partial x_{m}} (x) ##
		dotsvert # dotsdown # dotsvert ##
		{partial f_{m'}} over {partial x_1} (x) # dotsaxis # {partial f_{m'}} over {partial x_{m}} (x) }
		right ]
  }
right none

</annotation>
  </semantics>
</math>
</file>

<file path=Object 413/content.xml><?xml version="1.0" encoding="utf-8"?>
<math xmlns="http://www.w3.org/1998/Math/MathML" display="block">
  <semantics>
    <msub>
      <mi>J</mi>
      <mi>f</mi>
    </msub>
    <annotation encoding="StarMath 5.0">J_f</annotation>
  </semantics>
</math>
</file>

<file path=Object 414/content.xml><?xml version="1.0" encoding="utf-8"?>
<math xmlns="http://www.w3.org/1998/Math/MathML" display="block">
  <semantics>
    <mrow>
      <mi>m</mi>
      <mrow>
        <mi>'</mi>
        <mo stretchy="false">=</mo>
        <mn>1</mn>
      </mrow>
    </mrow>
    <annotation encoding="StarMath 5.0">m' = 1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4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ldline {x - a} rdline lsub {m} &lt; %eta drarrow ldline { f(x) - f(a) } rdline lsub {m'} &lt;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82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8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4/content.xml><?xml version="1.0" encoding="utf-8"?>
<math xmlns="http://www.w3.org/1998/Math/MathML" display="block">
  <semantics>
    <mrow>
      <msub>
        <mi>x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m</mi>
      </msup>
    </mrow>
    <annotation encoding="StarMath 5.0">x_i = [ matrix { 0 # dotsaxis # 0 # 1 csub{at index i} # 0 # dotsaxis # 0 } ] in Re^{m}</annotation>
  </semantics>
</math>
</file>

<file path=Object 85/content.xml><?xml version="1.0" encoding="utf-8"?>
<math xmlns="http://www.w3.org/1998/Math/MathML" display="block">
  <semantics>
    <mrow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ℜ</mi>
                </mrow>
              </mtd>
            </mtr>
            <mtr>
              <mtd>
                <mrow>
                  <mi>x</mi>
                  <mi>→</mi>
                  <mi>f</mi>
                  <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i</mi>
                  </msub>
                </mrow>
              </mtd>
            </mtr>
          </mtable>
        </mrow>
      </mrow>
    </mrow>
    <annotation encoding="StarMath 5.0">f_i : left lbrace matrix {
	%OMEGA %toward Re ##
	x %as f( x )_i
} right none</annotation>
  </semantics>
</math>
</file>

<file path=Object 86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87/content.xml><?xml version="1.0" encoding="utf-8"?>
<math xmlns="http://www.w3.org/1998/Math/MathML" display="block">
  <semantics>
    <mi>x</mi>
    <annotation encoding="StarMath 5.0"> x </annotation>
  </semantics>
</math>
</file>

<file path=Object 88/content.xml><?xml version="1.0" encoding="utf-8"?>
<math xmlns="http://www.w3.org/1998/Math/MathML" display="block">
  <semantics>
    <mi>a</mi>
    <annotation encoding="StarMath 5.0"> a 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